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StrongEmphasis" style:family="text">
      <style:text-properties style:font-name="Bitstream Vera Sans" style:font-name-complex="Tahoma" fo:font-size="11pt" style:font-size-asian="11pt" style:font-size-complex="11pt"/>
    </style:style>
    <style:style style:name="T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21" style:parent-style-name="Textbody" style:family="paragraph">
      <style:paragraph-properties fo:text-align="justify" fo:margin-bottom="0in" fo:line-height="150%"/>
    </style:style>
    <style:style style:name="T2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 style:parent-style-name="Textbody" style:family="paragraph">
      <style:paragraph-properties fo:text-align="justify" fo:margin-bottom="0in" fo:line-height="100%"/>
    </style:style>
    <style:style style:name="T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9" style:parent-style-name="StrongEmphasis" style:family="text">
      <style:text-properties style:font-name="Bitstream Vera Sans" style:font-name-complex="Tahoma" fo:font-size="11pt" style:font-size-asian="11pt" style:font-size-complex="11pt"/>
    </style:style>
    <style:style style:name="T4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1" style:parent-style-name="StrongEmphasis" style:family="text">
      <style:text-properties style:font-name="Bitstream Vera Sans" style:font-name-complex="Tahoma" fo:font-size="11pt" style:font-size-asian="11pt" style:font-size-complex="11pt"/>
    </style:style>
    <style:style style:name="T4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3" style:parent-style-name="StrongEmphasis" style:family="text">
      <style:text-properties style:font-name="Bitstream Vera Sans" style:font-name-complex="Tahoma" fo:font-size="11pt" style:font-size-asian="11pt" style:font-size-complex="11pt"/>
    </style:style>
    <style:style style:name="T4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5"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46"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47" style:parent-style-name="Textbody" style:family="paragraph">
      <style:paragraph-properties fo:text-align="justify" fo:margin-bottom="0in" fo:line-height="150%"/>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9"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5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3" style:parent-style-name="StrongEmphasis" style:family="text">
      <style:text-properties style:font-name="Bitstream Vera Sans" style:font-name-complex="Tahoma" fo:font-size="11pt" style:font-size-asian="11pt" style:font-size-complex="11pt"/>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5" style:parent-style-name="VarsayılanParagrafYazıTipi" style:family="text">
      <style:text-properties style:font-name="Ubuntu Condensed" fo:font-weight="bold" style:font-weight-asian="bold" style:font-weight-complex="bold"/>
    </style:style>
    <style:style style:name="T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57" style:parent-style-name="Textbody" style:family="paragraph">
      <style:paragraph-properties fo:text-align="justify" fo:margin-bottom="0in" fo:line-height="150%"/>
    </style:style>
    <style:style style:name="T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0"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2" style:parent-style-name="StrongEmphasis" style:family="text">
      <style:text-properties style:font-name="Bitstream Vera Sans" style:font-name-complex="Tahoma" fo:font-size="11pt" style:font-size-asian="11pt" style:font-size-complex="11pt"/>
    </style:style>
    <style:style style:name="P73" style:parent-style-name="Textbody" style:family="paragraph">
      <style:paragraph-properties fo:text-align="justify" fo:margin-bottom="0in" fo:line-height="150%"/>
    </style:style>
    <style:style style:name="T7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4" style:parent-style-name="Textbody" style:family="paragraph">
      <style:paragraph-properties fo:text-align="justify" fo:margin-bottom="0in" fo:line-height="150%"/>
    </style:style>
    <style:style style:name="T8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00" style:parent-style-name="Textbody" style:family="paragraph">
      <style:paragraph-properties fo:text-align="justify" fo:margin-bottom="0in" fo:line-height="150%"/>
    </style:style>
    <style:style style:name="T10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10" style:parent-style-name="Textbody" style:family="paragraph">
      <style:paragraph-properties fo:text-align="justify" fo:margin-bottom="0in" fo:line-height="100%"/>
    </style:style>
    <style:style style:name="P111" style:parent-style-name="Textbody" style:family="paragraph">
      <style:paragraph-properties fo:text-align="justify" fo:margin-bottom="0in" fo:line-height="100%"/>
    </style:style>
    <style:style style:name="T11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13"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14" style:parent-style-name="Textbody" style:family="paragraph">
      <style:paragraph-properties fo:text-align="justify" fo:margin-bottom="0in" fo:line-height="100%"/>
    </style:style>
    <style:style style:name="T1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T117" style:parent-style-name="VarsayılanParagrafYazıTipi" style:family="text">
      <style:text-properties style:font-name="Bitstream Vera Sans" style:font-name-complex="Tahoma" fo:font-size="11pt" style:font-size-asian="11pt" style:font-size-complex="11pt"/>
    </style:style>
    <style:style style:name="P118" style:parent-style-name="Textbody" style:family="paragraph">
      <style:paragraph-properties fo:text-align="justify" fo:margin-bottom="0in" fo:line-height="100%"/>
    </style:style>
    <style:style style:name="T1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0" style:parent-style-name="VarsayılanParagrafYazıTipi" style:family="text">
      <style:text-properties style:font-name="Bitstream Vera Sans" style:font-name-complex="Tahoma" fo:font-size="11pt" style:font-size-asian="11pt" style:font-size-complex="11pt"/>
    </style:style>
    <style:style style:name="T121" style:parent-style-name="VarsayılanParagrafYazıTipi" style:family="text">
      <style:text-properties style:font-name="Bitstream Vera Sans" style:font-name-complex="Tahoma" fo:font-size="11pt" style:font-size-asian="11pt" style:font-size-complex="11pt"/>
    </style:style>
    <style:style style:name="P122" style:parent-style-name="Textbody" style:family="paragraph">
      <style:paragraph-properties fo:text-align="justify" fo:margin-bottom="0in" fo:line-height="100%"/>
    </style:style>
    <style:style style:name="T1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4" style:parent-style-name="VarsayılanParagrafYazıTipi" style:family="text">
      <style:text-properties style:font-name="Bitstream Vera Sans" style:font-name-complex="Tahoma" fo:font-size="11pt" style:font-size-asian="11pt" style:font-size-complex="11pt"/>
    </style:style>
    <style:style style:name="T125" style:parent-style-name="VarsayılanParagrafYazıTipi" style:family="text">
      <style:text-properties style:font-name="Bitstream Vera Sans" style:font-name-complex="Tahoma" fo:font-size="11pt" style:font-size-asian="11pt" style:font-size-complex="11pt"/>
    </style:style>
    <style:style style:name="T12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0" style:parent-style-name="VarsayılanParagrafYazıTipi" style:family="text">
      <style:text-properties style:font-name="Bitstream Vera Sans" style:font-name-complex="Tahoma" fo:font-size="11pt" style:font-size-asian="11pt" style:font-size-complex="11pt"/>
    </style:style>
    <style:style style:name="P131" style:parent-style-name="Textbody" style:family="paragraph">
      <style:paragraph-properties fo:text-align="justify" fo:margin-bottom="0in" fo:line-height="100%"/>
    </style:style>
    <style:style style:name="T1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3" style:parent-style-name="StrongEmphasis" style:family="text">
      <style:text-properties style:font-name="Bitstream Vera Sans" style:font-name-complex="Tahoma" fo:font-size="11pt" style:font-size-asian="11pt" style:font-size-complex="11pt"/>
    </style:style>
    <style:style style:name="T13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5" style:parent-style-name="VarsayılanParagrafYazıTipi" style:family="text">
      <style:text-properties style:font-name="Bitstream Vera Sans" style:font-name-complex="Tahoma" fo:font-size="11pt" style:font-size-asian="11pt" style:font-size-complex="11pt"/>
    </style:style>
    <style:style style:name="T136" style:parent-style-name="VarsayılanParagrafYazıTipi" style:family="text">
      <style:text-properties style:font-name="Bitstream Vera Sans" style:font-name-complex="Tahoma" fo:font-size="11pt" style:font-size-asian="11pt" style:font-size-complex="11pt"/>
    </style:style>
    <style:style style:name="T137" style:parent-style-name="VarsayılanParagrafYazıTipi" style:family="text">
      <style:text-properties style:font-name="Bitstream Vera Sans" style:font-name-complex="Tahoma" style:text-position="super 63.6%" fo:font-size="11pt" style:font-size-asian="11pt" style:font-size-complex="11pt"/>
    </style:style>
    <style:style style:name="P138" style:parent-style-name="Textbody" style:family="paragraph">
      <style:paragraph-properties fo:text-align="justify" fo:margin-bottom="0in" fo:line-height="100%"/>
    </style:style>
    <style:style style:name="T1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0" style:parent-style-name="StrongEmphasis" style:family="text">
      <style:text-properties style:font-name="Bitstream Vera Sans" style:font-name-complex="Tahoma" fo:font-size="11pt" style:font-size-asian="11pt" style:font-size-complex="11pt"/>
    </style:style>
    <style:style style:name="T1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3" style:parent-style-name="VarsayılanParagrafYazıTipi" style:family="text">
      <style:text-properties style:font-name="Bitstream Vera Sans" style:font-name-complex="Tahoma" fo:font-size="11pt" style:font-size-asian="11pt" style:font-size-complex="11pt"/>
    </style:style>
    <style:style style:name="T144" style:parent-style-name="VarsayılanParagrafYazıTipi" style:family="text">
      <style:text-properties style:font-name="Bitstream Vera Sans" style:font-name-complex="Tahoma" fo:font-size="11pt" style:font-size-asian="11pt" style:font-size-complex="11pt"/>
    </style:style>
    <style:style style:name="P145" style:parent-style-name="Textbody" style:family="paragraph">
      <style:paragraph-properties fo:text-align="justify" fo:margin-bottom="0in" fo:line-height="100%"/>
    </style:style>
    <style:style style:name="T1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7" style:parent-style-name="StrongEmphasis" style:family="text">
      <style:text-properties style:font-name="Bitstream Vera Sans" style:font-name-complex="Tahoma" fo:font-size="11pt" style:font-size-asian="11pt" style:font-size-complex="11pt"/>
    </style:style>
    <style:style style:name="T148" style:parent-style-name="VarsayılanParagrafYazıTipi" style:family="text">
      <style:text-properties style:font-name="Bitstream Vera Sans" style:font-name-complex="Tahoma" fo:font-size="11pt" style:font-size-asian="11pt" style:font-size-complex="11pt"/>
    </style:style>
    <style:style style:name="T149" style:parent-style-name="VarsayılanParagrafYazıTipi" style:family="text">
      <style:text-properties style:font-name="Bitstream Vera Sans" style:font-name-complex="Tahoma" fo:font-size="11pt" style:font-size-asian="11pt" style:font-size-complex="11pt"/>
    </style:style>
    <style:style style:name="T15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1" style:parent-style-name="VarsayılanParagrafYazıTipi" style:family="text">
      <style:text-properties style:font-name="Bitstream Vera Sans" style:font-name-complex="Tahoma" fo:font-size="11pt" style:font-size-asian="11pt" style:font-size-complex="11pt"/>
    </style:style>
    <style:style style:name="T152" style:parent-style-name="VarsayılanParagrafYazıTipi" style:family="text">
      <style:text-properties style:font-name="Bitstream Vera Sans" style:font-name-complex="Tahoma" fo:font-size="11pt" style:font-size-asian="11pt" style:font-size-complex="11pt"/>
    </style:style>
    <style:style style:name="T153" style:parent-style-name="VarsayılanParagrafYazıTipi" style:family="text">
      <style:text-properties style:font-name="Bitstream Vera Sans" style:font-name-complex="Tahoma" fo:font-size="11pt" style:font-size-asian="11pt" style:font-size-complex="11pt"/>
    </style:style>
    <style:style style:name="P154" style:parent-style-name="Textbody" style:family="paragraph">
      <style:paragraph-properties fo:text-align="justify" fo:margin-bottom="0in" fo:line-height="100%"/>
    </style:style>
    <style:style style:name="T155" style:parent-style-name="StrongEmphasis" style:family="text">
      <style:text-properties style:font-name="Bitstream Vera Sans" style:font-name-complex="Tahoma" fo:font-size="11pt" style:font-size-asian="11pt" style:font-size-complex="11pt"/>
    </style:style>
    <style:style style:name="T1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58" style:parent-style-name="Textbody" style:family="paragraph">
      <style:paragraph-properties fo:text-align="justify" fo:margin-bottom="0in" fo:line-height="100%"/>
    </style:style>
    <style:style style:name="T1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0"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61" style:parent-style-name="VarsayılanParagrafYazıTipi" style:family="text">
      <style:text-properties style:font-name="Bitstream Vera Sans" style:font-name-complex="Tahoma" fo:font-size="11pt" style:font-size-asian="11pt" style:font-size-complex="11pt"/>
    </style:style>
    <style:style style:name="P162" style:parent-style-name="Textbody" style:family="paragraph">
      <style:paragraph-properties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63"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64" style:parent-style-name="Textbody" style:family="paragraph">
      <style:paragraph-properties fo:text-align="justify" fo:margin-bottom="0in" fo:line-height="150%"/>
    </style:style>
    <style:style style:name="T165"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66"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71" style:parent-style-name="Textbody" style:family="paragraph">
      <style:paragraph-properties fo:text-align="justify" fo:margin-bottom="0in" fo:line-height="150%"/>
    </style:style>
    <style:style style:name="T17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4"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180" style:parent-style-name="Textbody" style:family="paragraph">
      <style:paragraph-properties fo:text-align="justify" fo:margin-bottom="0in" fo:line-height="100%"/>
    </style:style>
    <style:style style:name="T1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8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87" style:parent-style-name="Textbody" style:family="paragraph">
      <style:paragraph-properties fo:text-align="justify" fo:margin-bottom="0in" fo:line-height="100%"/>
    </style:style>
    <style:style style:name="P188" style:parent-style-name="Textbody" style:family="paragraph">
      <style:paragraph-properties fo:text-align="justify" fo:margin-bottom="0in" fo:line-height="100%" fo:margin-left="2.4618in" fo:text-indent="0.4923in">
        <style:tab-stops/>
      </style:paragraph-properties>
    </style:style>
    <style:style style:name="T18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90" style:parent-style-name="Textbody" style:family="paragraph">
      <style:paragraph-properties fo:text-align="justify" fo:margin-bottom="0in" fo:line-height="150%"/>
    </style:style>
    <style:style style:name="T19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2"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19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96" style:parent-style-name="Textbody" style:family="paragraph">
      <style:paragraph-properties fo:text-align="justify" fo:margin-bottom="0in" fo:line-height="150%"/>
    </style:style>
    <style:style style:name="T19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0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1"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0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0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06" style:parent-style-name="Textbody" style:family="paragraph">
      <style:paragraph-properties fo:text-align="justify" fo:margin-bottom="0in" fo:line-height="150%"/>
    </style:style>
    <style:style style:name="T207"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20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1"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1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16" style:parent-style-name="Textbody" style:family="paragraph">
      <style:paragraph-properties fo:text-align="justify" fo:margin-bottom="0in" fo:line-height="150%"/>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217" style:parent-style-name="Textbody" style:family="paragraph">
      <style:paragraph-properties fo:text-align="justify" fo:margin-bottom="0in" fo:line-height="150%"/>
    </style:style>
    <style:style style:name="T21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26" style:parent-style-name="Textbody" style:family="paragraph">
      <style:paragraph-properties fo:text-align="justify" fo:margin-bottom="0in" fo:line-height="100%"/>
    </style:style>
    <style:style style:name="P227" style:parent-style-name="Textbody" style:family="paragraph">
      <style:paragraph-properties fo:text-align="justify" fo:margin-bottom="0in" fo:line-height="100%"/>
    </style:style>
    <style:style style:name="T22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22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230" style:parent-style-name="Textbody" style:family="paragraph">
      <style:paragraph-properties fo:text-align="justify" fo:margin-bottom="0in" fo:line-height="100%"/>
    </style:style>
    <style:style style:name="T2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style>
    <style:style style:name="T233" style:parent-style-name="VarsayılanParagrafYazıTipi" style:family="text">
      <style:text-properties style:font-name="Bitstream Vera Sans" style:font-name-complex="Tahoma" fo:font-size="11pt" style:font-size-asian="11pt" style:font-size-complex="11pt"/>
    </style:style>
    <style:style style:name="P234" style:parent-style-name="Textbody" style:family="paragraph">
      <style:paragraph-properties fo:text-align="justify" fo:margin-bottom="0in" fo:line-height="100%"/>
    </style:style>
    <style:style style:name="T2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6" style:parent-style-name="VarsayılanParagrafYazıTipi" style:family="text">
      <style:text-properties style:font-name="Bitstream Vera Sans" style:font-name-complex="Tahoma" fo:font-size="11pt" style:font-size-asian="11pt" style:font-size-complex="11pt"/>
    </style:style>
    <style:style style:name="T237" style:parent-style-name="VarsayılanParagrafYazıTipi" style:family="text">
      <style:text-properties style:font-name="Bitstream Vera Sans" style:font-name-complex="Tahoma" fo:font-size="11pt" style:font-size-asian="11pt" style:font-size-complex="11pt"/>
    </style:style>
    <style:style style:name="P238" style:parent-style-name="Textbody" style:family="paragraph">
      <style:paragraph-properties fo:text-align="justify" fo:margin-bottom="0in" fo:line-height="100%"/>
    </style:style>
    <style:style style:name="T2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0" style:parent-style-name="VarsayılanParagrafYazıTipi" style:family="text">
      <style:text-properties style:font-name="Bitstream Vera Sans" style:font-name-complex="Tahoma" fo:font-size="11pt" style:font-size-asian="11pt" style:font-size-complex="11pt"/>
    </style:style>
    <style:style style:name="T241" style:parent-style-name="VarsayılanParagrafYazıTipi" style:family="text">
      <style:text-properties style:font-name="Bitstream Vera Sans" style:font-name-complex="Tahoma" fo:font-size="11pt" style:font-size-asian="11pt" style:font-size-complex="11pt"/>
    </style:style>
    <style:style style:name="T24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4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46" style:parent-style-name="VarsayılanParagrafYazıTipi" style:family="text">
      <style:text-properties style:font-name="Bitstream Vera Sans" style:font-name-complex="Tahoma" fo:font-size="11pt" style:font-size-asian="11pt" style:font-size-complex="11pt"/>
    </style:style>
    <style:style style:name="P247" style:parent-style-name="Textbody" style:family="paragraph">
      <style:paragraph-properties fo:text-align="justify" fo:margin-bottom="0in" fo:line-height="100%"/>
    </style:style>
    <style:style style:name="T2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9" style:parent-style-name="StrongEmphasis" style:family="text">
      <style:text-properties style:font-name="Bitstream Vera Sans" style:font-name-complex="Tahoma" fo:font-size="11pt" style:font-size-asian="11pt" style:font-size-complex="11pt"/>
    </style:style>
    <style:style style:name="T25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1" style:parent-style-name="VarsayılanParagrafYazıTipi" style:family="text">
      <style:text-properties style:font-name="Bitstream Vera Sans" style:font-name-complex="Tahoma"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P253" style:parent-style-name="Textbody" style:family="paragraph">
      <style:paragraph-properties fo:text-align="justify" fo:margin-bottom="0in" fo:line-height="100%"/>
    </style:style>
    <style:style style:name="T2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5" style:parent-style-name="StrongEmphasis" style:family="text">
      <style:text-properties style:font-name="Bitstream Vera Sans" style:font-name-complex="Tahoma" fo:font-size="11pt" style:font-size-asian="11pt" style:font-size-complex="11pt"/>
    </style:style>
    <style:style style:name="T2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8" style:parent-style-name="VarsayılanParagrafYazıTipi" style:family="text">
      <style:text-properties style:font-name="Bitstream Vera Sans" style:font-name-complex="Tahoma" fo:font-size="11pt" style:font-size-asian="11pt" style:font-size-complex="11pt"/>
    </style:style>
    <style:style style:name="T259" style:parent-style-name="VarsayılanParagrafYazıTipi" style:family="text">
      <style:text-properties style:font-name="Bitstream Vera Sans" style:font-name-complex="Tahoma" fo:font-size="11pt" style:font-size-asian="11pt" style:font-size-complex="11pt"/>
    </style:style>
    <style:style style:name="P260" style:parent-style-name="Textbody" style:family="paragraph">
      <style:paragraph-properties fo:text-align="justify" fo:margin-bottom="0in" fo:line-height="100%"/>
    </style:style>
    <style:style style:name="T2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2" style:parent-style-name="StrongEmphasis" style:family="text">
      <style:text-properties style:font-name="Bitstream Vera Sans" style:font-name-complex="Tahoma" fo:font-size="11pt" style:font-size-asian="11pt" style:font-size-complex="11pt"/>
    </style:style>
    <style:style style:name="T263" style:parent-style-name="VarsayılanParagrafYazıTipi" style:family="text">
      <style:text-properties style:font-name="Bitstream Vera Sans" style:font-name-complex="Tahoma" fo:font-size="11pt" style:font-size-asian="11pt" style:font-size-complex="11pt"/>
    </style:style>
    <style:style style:name="T264" style:parent-style-name="VarsayılanParagrafYazıTipi" style:family="text">
      <style:text-properties style:font-name="Bitstream Vera Sans" style:font-name-complex="Tahoma" fo:font-size="11pt" style:font-size-asian="11pt" style:font-size-complex="11pt"/>
    </style:style>
    <style:style style:name="T26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style>
    <style:style style:name="P269" style:parent-style-name="Textbody" style:family="paragraph">
      <style:paragraph-properties fo:text-align="justify" fo:margin-bottom="0in" fo:line-height="100%"/>
    </style:style>
    <style:style style:name="T270" style:parent-style-name="StrongEmphasis" style:family="text">
      <style:text-properties style:font-name="Bitstream Vera Sans" style:font-name-complex="Tahoma" fo:font-size="11pt" style:font-size-asian="11pt" style:font-size-complex="11pt"/>
    </style:style>
    <style:style style:name="T2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73" style:parent-style-name="Textbody" style:family="paragraph">
      <style:paragraph-properties fo:text-align="justify" fo:margin-bottom="0in" fo:line-height="100%"/>
    </style:style>
    <style:style style:name="T2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5"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P278" style:parent-style-name="Textbody" style:family="paragraph">
      <style:paragraph-properties fo:text-align="justify" fo:margin-bottom="0in" fo:line-height="100%"/>
    </style:style>
    <style:style style:name="P279" style:parent-style-name="Textbody" style:family="paragraph">
      <style:paragraph-properties fo:text-align="justify" fo:margin-bottom="0in" fo:line-height="100%"/>
    </style:style>
    <style:style style:name="T2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4" style:parent-style-name="VarsayılanParagrafYazıTipi" style:family="text">
      <style:text-properties style:font-name="Bitstream Vera Sans" style:font-name-complex="Tahoma" fo:font-size="11pt" style:font-size-asian="11pt" style:font-size-complex="11pt"/>
    </style:style>
    <style:style style:name="T285" style:parent-style-name="VarsayılanParagrafYazıTipi" style:family="text">
      <style:text-properties style:font-name="Bitstream Vera Sans" style:font-name-complex="Tahoma" fo:font-size="11pt" style:font-size-asian="11pt" style:font-size-complex="11pt"/>
    </style:style>
    <style:style style:name="T2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1" style:parent-style-name="VarsayılanParagrafYazıTipi" style:family="text">
      <style:text-properties style:font-name="Bitstream Vera Sans" style:font-name-complex="Tahoma"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97" style:parent-style-name="Textbody" style:family="paragraph">
      <style:paragraph-properties fo:text-align="justify" fo:margin-bottom="0in" fo:line-height="100%"/>
    </style:style>
    <style:style style:name="P298" style:parent-style-name="Textbody" style:family="paragraph">
      <style:paragraph-properties fo:text-align="justify" fo:margin-bottom="0in" fo:line-height="100%"/>
    </style:style>
    <style:style style:name="T299" style:parent-style-name="StrongEmphasis" style:family="text">
      <style:text-properties style:font-name="Bitstream Vera Sans" style:font-name-complex="Tahoma" fo:font-size="11pt" style:font-size-asian="11pt" style:font-size-complex="11pt"/>
    </style:style>
    <style:style style:name="P300" style:parent-style-name="Textbody" style:family="paragraph">
      <style:paragraph-properties fo:text-align="justify" fo:margin-bottom="0in" fo:line-height="100%"/>
    </style:style>
    <style:style style:name="T3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5" style:parent-style-name="Textbody" style:family="paragraph">
      <style:paragraph-properties fo:text-align="justify" fo:margin-bottom="0in" fo:line-height="100%"/>
    </style:style>
    <style:style style:name="T3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0" style:parent-style-name="Textbody" style:family="paragraph">
      <style:paragraph-properties fo:text-align="justify" fo:margin-bottom="0in" fo:line-height="100%"/>
    </style:style>
    <style:style style:name="T3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2" style:parent-style-name="VarsayılanParagrafYazıTipi" style:family="text">
      <style:text-properties style:font-name="Bitstream Vera Sans" style:font-name-complex="Tahoma" fo:font-size="11pt" style:font-size-asian="11pt" style:font-size-complex="11pt"/>
    </style:style>
    <style:style style:name="T313" style:parent-style-name="VarsayılanParagrafYazıTipi" style:family="text">
      <style:text-properties style:font-name="Bitstream Vera Sans" style:font-name-complex="Tahoma" fo:font-size="11pt" style:font-size-asian="11pt" style:font-size-complex="11pt"/>
    </style:style>
    <style:style style:name="T314" style:parent-style-name="VarsayılanParagrafYazıTipi" style:family="text">
      <style:text-properties style:font-name="Bitstream Vera Sans" style:font-name-complex="Tahoma" fo:font-size="11pt" style:font-size-asian="11pt" style:font-size-complex="11pt"/>
    </style:style>
    <style:style style:name="P315" style:parent-style-name="Textbody" style:family="paragraph">
      <style:paragraph-properties fo:text-align="justify" fo:margin-bottom="0in" fo:line-height="100%"/>
    </style:style>
    <style:style style:name="T316" style:parent-style-name="StrongEmphasis" style:family="text">
      <style:text-properties style:font-name="Bitstream Vera Sans" style:font-name-complex="Tahoma" fo:font-size="11pt" style:font-size-asian="11pt" style:font-size-complex="11pt"/>
    </style:style>
    <style:style style:name="T3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20" style:parent-style-name="Standard" style:family="paragraph">
      <style:paragraph-properties fo:text-align="justify"/>
    </style:style>
    <style:style style:name="T3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2" style:parent-style-name="VarsayılanParagrafYazıTipi" style:family="text">
      <style:text-properties style:font-name="Bitstream Vera Sans" style:font-name-complex="Tahoma" fo:font-size="11pt" style:font-size-asian="11pt" style:font-size-complex="11pt"/>
    </style:style>
    <style:style style:name="T323" style:parent-style-name="VarsayılanParagrafYazıTipi" style:family="text">
      <style:text-properties style:font-name="Bitstream Vera Sans" style:font-name-complex="Tahoma" fo:font-size="11pt" style:font-size-asian="11pt" style:font-size-complex="11pt"/>
    </style:style>
    <style:style style:name="P324" style:parent-style-name="Standard" style:family="paragraph">
      <style:paragraph-properties fo:text-align="justify"/>
    </style:style>
    <style:style style:name="T3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6" style:parent-style-name="VarsayılanParagrafYazıTipi" style:family="text">
      <style:text-properties style:font-name="Bitstream Vera Sans" style:font-name-complex="Tahoma" fo:font-size="11pt" style:font-size-asian="11pt" style:font-size-complex="11pt"/>
    </style:style>
    <style:style style:name="T327" style:parent-style-name="VarsayılanParagrafYazıTipi" style:family="text">
      <style:text-properties style:font-name="Bitstream Vera Sans" style:font-name-complex="Tahoma" fo:font-size="11pt" style:font-size-asian="11pt" style:font-size-complex="11pt"/>
    </style:style>
    <style:style style:name="P328" style:parent-style-name="Standard" style:family="paragraph">
      <style:paragraph-properties fo:text-align="justify"/>
    </style:style>
    <style:style style:name="T3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0" style:parent-style-name="VarsayılanParagrafYazıTipi" style:family="text">
      <style:text-properties style:font-name="Bitstream Vera Sans" style:font-name-complex="Tahoma" fo:font-size="11pt" style:font-size-asian="11pt" style:font-size-complex="11pt"/>
    </style:style>
    <style:style style:name="T331" style:parent-style-name="VarsayılanParagrafYazıTipi" style:family="text">
      <style:text-properties style:font-name="Bitstream Vera Sans" style:font-name-complex="Tahoma" fo:font-size="11pt" style:font-size-asian="11pt" style:font-size-complex="11pt"/>
    </style:style>
    <style:style style:name="P332" style:parent-style-name="Standard" style:family="paragraph">
      <style:paragraph-properties fo:text-align="justify"/>
    </style:style>
    <style:style style:name="T3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4" style:parent-style-name="VarsayılanParagrafYazıTipi" style:family="text">
      <style:text-properties style:font-name="Bitstream Vera Sans" style:font-name-complex="Tahoma" fo:font-size="11pt" style:font-size-asian="11pt" style:font-size-complex="11pt"/>
    </style:style>
    <style:style style:name="T335" style:parent-style-name="VarsayılanParagrafYazıTipi" style:family="text">
      <style:text-properties style:font-name="Bitstream Vera Sans" style:font-name-complex="Tahoma" fo:font-size="11pt" style:font-size-asian="11pt" style:font-size-complex="11pt"/>
    </style:style>
    <style:style style:name="T336" style:parent-style-name="VarsayılanParagrafYazıTipi" style:family="text">
      <style:text-properties style:font-name="Bitstream Vera Sans" style:font-name-complex="Tahoma" fo:font-size="11pt" style:font-size-asian="11pt" style:font-size-complex="11pt"/>
    </style:style>
    <style:style style:name="P337" style:parent-style-name="Standard" style:family="paragraph">
      <style:paragraph-properties fo:text-align="justify"/>
    </style:style>
    <style:style style:name="T3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9" style:parent-style-name="VarsayılanParagrafYazıTipi" style:family="text">
      <style:text-properties style:font-name="Bitstream Vera Sans" style:font-name-complex="Tahoma" fo:font-size="11pt" style:font-size-asian="11pt" style:font-size-complex="11pt"/>
    </style:style>
    <style:style style:name="T3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1" style:parent-style-name="VarsayılanParagrafYazıTipi" style:family="text">
      <style:text-properties style:font-name="Bitstream Vera Sans" style:font-name-complex="Tahoma" fo:font-size="11pt" style:font-size-asian="11pt" style:font-size-complex="11pt"/>
    </style:style>
    <style:style style:name="P342" style:parent-style-name="Textbody" style:family="paragraph">
      <style:paragraph-properties fo:text-align="justify" fo:margin-bottom="0in" fo:line-height="100%"/>
    </style:style>
    <style:style style:name="T3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3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6" style:parent-style-name="VarsayılanParagrafYazıTipi" style:family="text">
      <style:text-properties style:font-name="Bitstream Vera Sans" style:font-name-complex="Tahoma" fo:font-size="11pt" style:font-size-asian="11pt" style:font-size-complex="11pt"/>
    </style:style>
    <style:style style:name="T347" style:parent-style-name="VarsayılanParagrafYazıTipi" style:family="text">
      <style:text-properties style:font-name="Bitstream Vera Sans" style:font-name-complex="Tahoma" fo:font-size="11pt" style:font-size-asian="11pt" style:font-size-complex="11pt"/>
    </style:style>
    <style:style style:name="P348" style:parent-style-name="Textbody" style:family="paragraph">
      <style:paragraph-properties fo:text-align="justify" fo:margin-bottom="0in" fo:line-height="100%"/>
    </style:style>
    <style:style style:name="T3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0" style:parent-style-name="VarsayılanParagrafYazıTipi" style:family="text">
      <style:text-properties style:font-name="Bitstream Vera Sans" style:font-name-complex="Tahoma" fo:font-size="11pt" style:font-size-asian="11pt" style:font-size-complex="11pt"/>
    </style:style>
    <style:style style:name="T35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352" style:parent-style-name="VarsayılanParagrafYazıTipi" style:family="text">
      <style:text-properties style:font-name="Bitstream Vera Sans" style:font-name-complex="Tahoma" fo:font-size="11pt" style:font-size-asian="11pt" style:font-size-complex="11pt"/>
    </style:style>
    <style:style style:name="T3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6" style:parent-style-name="VarsayılanParagrafYazıTipi" style:family="text">
      <style:text-properties style:font-name="Bitstream Vera Sans" style:font-name-complex="Tahoma" fo:font-size="11pt" style:font-size-asian="11pt" style:font-size-complex="11pt"/>
    </style:style>
    <style:style style:name="T3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59" style:parent-style-name="Textbody" style:family="paragraph">
      <style:paragraph-properties fo:text-align="justify" fo:margin-bottom="0in" fo:line-height="100%"/>
    </style:style>
    <style:style style:name="T360" style:parent-style-name="StrongEmphasis" style:family="text">
      <style:text-properties style:font-name="Bitstream Vera Sans" style:font-name-complex="Tahoma" fo:font-size="11pt" style:font-size-asian="11pt" style:font-size-complex="11pt" style:language-asian="tr" style:country-asian="TR"/>
    </style:style>
    <style:style style:name="T3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64" style:parent-style-name="Textbody" style:family="paragraph">
      <style:paragraph-properties fo:text-align="justify" fo:margin-bottom="0in" fo:line-height="100%"/>
    </style:style>
    <style:style style:name="T365" style:parent-style-name="StrongEmphasis" style:family="text">
      <style:text-properties style:font-name="Bitstream Vera Sans" style:font-name-complex="Tahoma" fo:font-size="11pt" style:font-size-asian="11pt" style:font-size-complex="11pt"/>
    </style:style>
    <style:style style:name="T366" style:parent-style-name="VarsayılanParagrafYazıTipi" style:family="text">
      <style:text-properties style:font-name="Bitstream Vera Sans" style:font-name-complex="Tahoma" fo:font-size="11pt" style:font-size-asian="11pt" style:font-size-complex="11pt"/>
    </style:style>
    <style:style style:name="T367" style:parent-style-name="VarsayılanParagrafYazıTipi" style:family="text">
      <style:text-properties style:font-name="Bitstream Vera Sans" style:font-name-complex="Tahoma" fo:font-size="11pt" style:font-size-asian="11pt" style:font-size-complex="11pt"/>
    </style:style>
    <style:style style:name="T3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70" style:parent-style-name="Standard" style:family="paragraph">
      <style:paragraph-properties fo:widows="0" fo:orphans="0" fo:text-align="justify"/>
    </style:style>
    <style:style style:name="T3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2" style:parent-style-name="VarsayılanParagrafYazıTipi" style:family="text">
      <style:text-properties style:font-name="Bitstream Vera Sans" style:font-name-complex="Tahoma" fo:font-size="11pt" style:font-size-asian="11pt" style:font-size-complex="11pt"/>
    </style:style>
    <style:style style:name="P373" style:parent-style-name="Standard" style:family="paragraph">
      <style:paragraph-properties fo:widows="0" fo:orphans="0" fo:text-align="justify"/>
    </style:style>
    <style:style style:name="T3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5" style:parent-style-name="VarsayılanParagrafYazıTipi" style:family="text">
      <style:text-properties style:font-name="Bitstream Vera Sans" style:font-name-complex="Tahoma" fo:font-size="11pt" style:font-size-asian="11pt" style:font-size-complex="11pt"/>
    </style:style>
    <style:style style:name="T376" style:parent-style-name="VarsayılanParagrafYazıTipi" style:family="text">
      <style:text-properties style:font-name="Bitstream Vera Sans" style:font-name-complex="Tahoma" fo:font-size="11pt" style:font-size-asian="11pt" style:font-size-complex="11pt"/>
    </style:style>
    <style:style style:name="T377" style:parent-style-name="VarsayılanParagrafYazıTipi" style:family="text">
      <style:text-properties style:font-name="Bitstream Vera Sans" style:font-name-complex="Tahoma" fo:font-size="11pt" style:font-size-asian="11pt" style:font-size-complex="11pt"/>
    </style:style>
    <style:style style:name="P378" style:parent-style-name="Standard" style:family="paragraph">
      <style:paragraph-properties fo:widows="0" fo:orphans="0" fo:text-align="justify"/>
    </style:style>
    <style:style style:name="T3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0" style:parent-style-name="VarsayılanParagrafYazıTipi" style:family="text">
      <style:text-properties style:font-name="Bitstream Vera Sans" style:font-name-complex="Tahoma" fo:font-size="11pt" style:font-size-asian="11pt" style:font-size-complex="11pt"/>
    </style:style>
    <style:style style:name="T381" style:parent-style-name="VarsayılanParagrafYazıTipi" style:family="text">
      <style:text-properties style:font-name="Bitstream Vera Sans" style:font-name-complex="Tahoma" fo:font-size="11pt" style:font-size-asian="11pt" style:font-size-complex="11pt"/>
    </style:style>
    <style:style style:name="T382" style:parent-style-name="VarsayılanParagrafYazıTipi" style:family="text">
      <style:text-properties style:font-name="Bitstream Vera Sans" style:font-name-complex="Tahoma" fo:font-size="11pt" style:font-size-asian="11pt" style:font-size-complex="11pt"/>
    </style:style>
    <style:style style:name="P383" style:parent-style-name="Standard" style:family="paragraph">
      <style:paragraph-properties fo:widows="0" fo:orphans="0" fo:text-align="justify"/>
    </style:style>
    <style:style style:name="T3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5" style:parent-style-name="VarsayılanParagrafYazıTipi" style:family="text">
      <style:text-properties style:font-name="Bitstream Vera Sans" style:font-name-complex="Tahoma" fo:font-size="11pt" style:font-size-asian="11pt" style:font-size-complex="11pt"/>
    </style:style>
    <style:style style:name="T386" style:parent-style-name="VarsayılanParagrafYazıTipi" style:family="text">
      <style:text-properties style:font-name="Bitstream Vera Sans" style:font-name-complex="Tahoma" fo:font-size="11pt" style:font-size-asian="11pt" style:font-size-complex="11pt"/>
    </style:style>
    <style:style style:name="P387" style:parent-style-name="Standard" style:family="paragraph">
      <style:paragraph-properties fo:widows="0" fo:orphans="0" fo:text-align="justify"/>
    </style:style>
    <style:style style:name="T3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9" style:parent-style-name="VarsayılanParagrafYazıTipi" style:family="text">
      <style:text-properties style:font-name="Bitstream Vera Sans" style:font-name-complex="Tahoma" fo:font-size="11pt" style:font-size-asian="11pt" style:font-size-complex="11pt"/>
    </style:style>
    <style:style style:name="T390" style:parent-style-name="VarsayılanParagrafYazıTipi" style:family="text">
      <style:text-properties style:font-name="Bitstream Vera Sans" style:font-name-complex="Tahoma" fo:font-size="11pt" style:font-size-asian="11pt" style:font-size-complex="11pt"/>
    </style:style>
    <style:style style:name="P391" style:parent-style-name="Standard" style:family="paragraph">
      <style:paragraph-properties fo:text-align="justify"/>
    </style:style>
    <style:style style:name="T392" style:parent-style-name="StrongEmphasis" style:family="text">
      <style:text-properties style:font-name="Bitstream Vera Sans" style:font-name-complex="Tahoma" fo:font-size="11pt" style:font-size-asian="11pt" style:font-size-complex="11pt"/>
    </style:style>
    <style:style style:name="T393" style:parent-style-name="StrongEmphasis" style:family="text">
      <style:text-properties style:font-name="Bitstream Vera Sans" style:font-name-complex="Tahoma" fo:font-size="11pt" style:font-size-asian="11pt" style:font-size-complex="11pt"/>
    </style:style>
    <style:style style:name="T394"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95" style:parent-style-name="VarsayılanParagrafYazıTipi" style:family="text">
      <style:text-properties style:font-name="Bitstream Vera Sans" style:font-name-complex="Tahoma" fo:font-size="11pt" style:font-size-asian="11pt" style:font-size-complex="11pt"/>
    </style:style>
    <style:style style:name="T396" style:parent-style-name="VarsayılanParagrafYazıTipi" style:family="text">
      <style:text-properties style:font-name="Bitstream Vera Sans" style:font-name-complex="Tahoma" fo:font-size="11pt" style:font-size-asian="11pt" style:font-size-complex="11pt"/>
    </style:style>
    <style:style style:name="P397" style:parent-style-name="Textbody" style:family="paragraph">
      <style:paragraph-properties fo:text-align="justify" fo:margin-bottom="0in" fo:line-height="100%"/>
    </style:style>
    <style:style style:name="T398" style:parent-style-name="StrongEmphasis" style:family="text">
      <style:text-properties style:font-name="Bitstream Vera Sans" style:font-name-complex="Tahoma" fo:font-size="11pt" style:font-size-asian="11pt" style:font-size-complex="11pt"/>
    </style:style>
    <style:style style:name="T3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01" style:parent-style-name="Textbody" style:family="paragraph">
      <style:paragraph-properties fo:text-align="justify" fo:margin-bottom="0in" fo:line-height="100%"/>
    </style:style>
    <style:style style:name="P402" style:parent-style-name="Textbody" style:family="paragraph">
      <style:paragraph-properties fo:text-align="justify" fo:margin-bottom="0in" fo:line-height="100%"/>
    </style:style>
    <style:style style:name="T403" style:parent-style-name="StrongEmphasis" style:family="text">
      <style:text-properties style:font-name="Bitstream Vera Sans" style:font-name-complex="Tahoma" fo:font-size="11pt" style:font-size-asian="11pt" style:font-size-complex="11pt"/>
    </style:style>
    <style:style style:name="P404" style:parent-style-name="Textbody" style:family="paragraph">
      <style:paragraph-properties fo:text-align="justify" fo:margin-bottom="0in" fo:line-height="100%"/>
    </style:style>
    <style:style style:name="T4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8" style:parent-style-name="VarsayılanParagrafYazıTipi" style:family="text">
      <style:text-properties style:font-name="Bitstream Vera Sans" style:font-name-complex="Tahoma" fo:font-size="11pt" style:font-size-asian="11pt" style:font-size-complex="11pt"/>
    </style:style>
    <style:style style:name="T409" style:parent-style-name="VarsayılanParagrafYazıTipi" style:family="text">
      <style:text-properties style:font-name="Bitstream Vera Sans" style:font-name-complex="Tahoma" fo:font-size="11pt" style:font-size-asian="11pt" style:font-size-complex="11pt"/>
    </style:style>
    <style:style style:name="P410" style:parent-style-name="Textbody" style:family="paragraph">
      <style:paragraph-properties fo:text-align="justify" fo:margin-bottom="0in" fo:line-height="100%"/>
    </style:style>
    <style:style style:name="T4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12" style:parent-style-name="VarsayılanParagrafYazıTipi" style:family="text">
      <style:text-properties style:font-name="Bitstream Vera Sans" style:font-name-complex="Tahoma" fo:font-size="11pt" style:font-size-asian="11pt" style:font-size-complex="11pt"/>
    </style:style>
    <style:style style:name="T413" style:parent-style-name="VarsayılanParagrafYazıTipi" style:family="text">
      <style:text-properties style:font-name="Bitstream Vera Sans" style:font-name-complex="Tahoma" fo:font-size="11pt" style:font-size-asian="11pt" style:font-size-complex="11pt"/>
    </style:style>
    <style:style style:name="T414" style:parent-style-name="VarsayılanParagrafYazıTipi" style:family="text">
      <style:text-properties style:font-name="Bitstream Vera Sans" style:font-name-complex="Tahoma" fo:font-size="11pt" style:font-size-asian="11pt" style:font-size-complex="11pt"/>
    </style:style>
    <style:style style:name="T415" style:parent-style-name="VarsayılanParagrafYazıTipi" style:family="text">
      <style:text-properties style:font-name="Bitstream Vera Sans" style:font-name-complex="Tahoma" fo:font-size="11pt" style:font-size-asian="11pt" style:font-size-complex="11pt"/>
    </style:style>
    <style:style style:name="T416" style:parent-style-name="VarsayılanParagrafYazıTipi" style:family="text">
      <style:text-properties style:font-name="Bitstream Vera Sans" style:font-name-complex="Tahoma" fo:font-size="11pt" style:font-size-asian="11pt" style:font-size-complex="11pt"/>
    </style:style>
    <style:style style:name="T417" style:parent-style-name="VarsayılanParagrafYazıTipi" style:family="text">
      <style:text-properties style:font-name="Bitstream Vera Sans" style:font-name-complex="Tahoma" fo:font-size="11pt" style:font-size-asian="11pt" style:font-size-complex="11pt"/>
    </style:style>
    <style:style style:name="T418" style:parent-style-name="VarsayılanParagrafYazıTipi" style:family="text">
      <style:text-properties style:font-name="Bitstream Vera Sans" style:font-name-complex="Tahoma" fo:font-size="11pt" style:font-size-asian="11pt" style:font-size-complex="11pt"/>
    </style:style>
    <style:style style:name="P419" style:parent-style-name="Textbody" style:family="paragraph">
      <style:paragraph-properties fo:text-align="justify" fo:margin-bottom="0in" fo:line-height="100%"/>
    </style:style>
    <style:style style:name="T4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21" style:parent-style-name="VarsayılanParagrafYazıTipi" style:family="text">
      <style:text-properties style:font-name="Bitstream Vera Sans" style:font-name-complex="Tahoma" fo:font-size="11pt" style:font-size-asian="11pt" style:font-size-complex="11pt"/>
    </style:style>
    <style:style style:name="P422" style:parent-style-name="Textbody" style:family="paragraph">
      <style:paragraph-properties fo:text-align="justify" fo:margin-bottom="0in" fo:line-height="100%"/>
    </style:style>
    <style:style style:name="T4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24" style:parent-style-name="VarsayılanParagrafYazıTipi" style:family="text">
      <style:text-properties style:font-name="Bitstream Vera Sans" style:font-name-complex="Tahoma" fo:font-size="11pt" style:font-size-asian="11pt" style:font-size-complex="11pt"/>
    </style:style>
    <style:style style:name="T4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27" style:parent-style-name="Textbody" style:family="paragraph">
      <style:paragraph-properties fo:text-align="justify" fo:margin-bottom="0in" fo:line-height="100%"/>
    </style:style>
    <style:style style:name="T4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2" style:parent-style-name="Textbody" style:family="paragraph">
      <style:paragraph-properties fo:text-align="justify" fo:margin-bottom="0in" fo:line-height="100%"/>
    </style:style>
    <style:style style:name="T4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6" style:parent-style-name="VarsayılanParagrafYazıTipi" style:family="text">
      <style:text-properties style:font-name="Bitstream Vera Sans" style:font-name-complex="Tahoma" fo:font-size="11pt" style:font-size-asian="11pt" style:font-size-complex="11pt"/>
    </style:style>
    <style:style style:name="T437" style:parent-style-name="VarsayılanParagrafYazıTipi" style:family="text">
      <style:text-properties style:font-name="Bitstream Vera Sans" style:font-name-complex="Tahoma" fo:font-size="11pt" style:font-size-asian="11pt" style:font-size-complex="11pt"/>
    </style:style>
    <style:style style:name="T4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41" style:parent-style-name="Textbody" style:family="paragraph">
      <style:paragraph-properties fo:text-align="justify" fo:margin-bottom="0in" fo:line-height="100%"/>
    </style:style>
    <style:style style:name="T4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50" style:parent-style-name="Textbody" style:family="paragraph">
      <style:paragraph-properties fo:text-align="justify" fo:margin-bottom="0in" fo:line-height="100%"/>
    </style:style>
    <style:style style:name="T4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3" style:parent-style-name="VarsayılanParagrafYazıTipi" style:family="text">
      <style:text-properties style:font-name="Bitstream Vera Sans" style:font-name-complex="Tahoma" fo:font-size="11pt" style:font-size-asian="11pt" style:font-size-complex="11pt"/>
    </style:style>
    <style:style style:name="T4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5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59" style:parent-style-name="Textbody" style:family="paragraph">
      <style:paragraph-properties fo:text-align="justify" fo:margin-bottom="0in" fo:line-height="100%"/>
    </style:style>
    <style:style style:name="T460" style:parent-style-name="StrongEmphasis" style:family="text">
      <style:text-properties style:font-name="Bitstream Vera Sans" style:font-name-complex="Tahoma" fo:font-size="11pt" style:font-size-asian="11pt" style:font-size-complex="11pt"/>
    </style:style>
    <style:style style:name="T461" style:parent-style-name="VarsayılanParagrafYazıTipi" style:family="text">
      <style:text-properties style:font-name="Bitstream Vera Sans" style:font-name-complex="Tahoma" fo:font-size="11pt" style:font-size-asian="11pt" style:font-size-complex="11pt"/>
    </style:style>
    <style:style style:name="T462" style:parent-style-name="VarsayılanParagrafYazıTipi" style:family="text">
      <style:text-properties style:font-name="Bitstream Vera Sans" style:font-name-complex="Tahoma" fo:font-size="11pt" style:font-size-asian="11pt" style:font-size-complex="11pt"/>
    </style:style>
    <style:style style:name="T4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5" style:parent-style-name="VarsayılanParagrafYazıTipi" style:family="text">
      <style:text-properties style:font-name="Bitstream Vera Sans" style:font-name-complex="Tahoma" fo:font-size="11pt" style:font-size-asian="11pt" style:font-size-complex="11pt"/>
    </style:style>
    <style:style style:name="T4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68" style:parent-style-name="Textbody" style:family="paragraph">
      <style:paragraph-properties fo:text-align="justify" fo:margin-bottom="0in" fo:line-height="100%"/>
    </style:style>
    <style:style style:name="T469" style:parent-style-name="StrongEmphasis" style:family="text">
      <style:text-properties style:font-name="Bitstream Vera Sans" style:font-name-complex="Tahoma" fo:font-size="11pt" style:font-size-asian="11pt" style:font-size-complex="11pt"/>
    </style:style>
    <style:style style:name="T4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72" style:parent-style-name="Standard" style:family="paragraph">
      <style:paragraph-properties fo:text-align="justify"/>
    </style:style>
    <style:style style:name="T473" style:parent-style-name="StrongEmphasis" style:family="text">
      <style:text-properties style:font-name="Bitstream Vera Sans" style:font-name-complex="Tahoma" fo:font-size="11pt" style:font-size-asian="11pt" style:font-size-complex="11pt"/>
    </style:style>
    <style:style style:name="T4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5" style:parent-style-name="VarsayılanParagrafYazıTipi" style:family="text">
      <style:text-properties style:font-name="Bitstream Vera Sans" style:font-name-complex="Tahoma" fo:font-size="11pt" style:font-size-asian="11pt" style:font-size-complex="11pt"/>
    </style:style>
    <style:style style:name="T476" style:parent-style-name="VarsayılanParagrafYazıTipi" style:family="text">
      <style:text-properties style:font-name="Bitstream Vera Sans" style:font-name-complex="Tahoma" fo:font-size="11pt" style:font-size-asian="11pt" style:font-size-complex="11pt"/>
    </style:style>
    <style:style style:name="T477" style:parent-style-name="VarsayılanParagrafYazıTipi" style:family="text">
      <style:text-properties style:font-name="Bitstream Vera Sans" style:font-name-complex="Tahoma" style:text-position="super 63.6%" fo:font-size="11pt" style:font-size-asian="11pt" style:font-size-complex="11pt"/>
    </style:style>
    <style:style style:name="P478" style:parent-style-name="Textbody" style:family="paragraph">
      <style:paragraph-properties fo:text-align="justify" fo:margin-bottom="0in" fo:line-height="100%"/>
    </style:style>
    <style:style style:name="T479" style:parent-style-name="StrongEmphasis" style:family="text">
      <style:text-properties style:font-name="Bitstream Vera Sans" style:font-name-complex="Tahoma" fo:font-size="11pt" style:font-size-asian="11pt" style:font-size-complex="11pt"/>
    </style:style>
    <style:style style:name="T48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83" style:parent-style-name="Textbody" style:family="paragraph">
      <style:paragraph-properties fo:text-align="justify" fo:margin-bottom="0in" fo:line-height="100%"/>
    </style:style>
    <style:style style:name="T484" style:parent-style-name="StrongEmphasis" style:family="text">
      <style:text-properties style:font-name="Bitstream Vera Sans" style:font-name-complex="Tahoma" fo:font-size="11pt" style:font-size-asian="11pt" style:font-size-complex="11pt"/>
    </style:style>
    <style:style style:name="T485" style:parent-style-name="VarsayılanParagrafYazıTipi" style:family="text">
      <style:text-properties style:font-name="Bitstream Vera Sans" style:font-name-complex="Tahoma" fo:font-size="11pt" style:font-size-asian="11pt" style:font-size-complex="11pt"/>
    </style:style>
    <style:style style:name="T486" style:parent-style-name="VarsayılanParagrafYazıTipi" style:family="text">
      <style:text-properties style:font-name="Bitstream Vera Sans" style:font-name-complex="Tahoma" fo:font-size="11pt" style:font-size-asian="11pt" style:font-size-complex="11pt"/>
    </style:style>
    <style:style style:name="T487" style:parent-style-name="VarsayılanParagrafYazıTipi" style:family="text">
      <style:text-properties style:font-name="Bitstream Vera Sans" style:font-name-complex="Tahoma" fo:font-size="11pt" style:font-size-asian="11pt" style:font-size-complex="11pt"/>
    </style:style>
    <style:style style:name="P488" style:parent-style-name="Textbody" style:family="paragraph">
      <style:paragraph-properties fo:text-align="justify" fo:margin-bottom="0in" fo:line-height="100%"/>
    </style:style>
    <style:style style:name="T489" style:parent-style-name="StrongEmphasis" style:family="text">
      <style:text-properties style:font-name="Bitstream Vera Sans" style:font-name-complex="Tahoma" fo:font-size="11pt" style:font-size-asian="11pt" style:font-size-complex="11pt"/>
    </style:style>
    <style:style style:name="T490" style:parent-style-name="VarsayılanParagrafYazıTipi" style:family="text">
      <style:text-properties style:font-name="Bitstream Vera Sans" style:font-name-complex="Tahoma" fo:font-size="11pt" style:font-size-asian="11pt" style:font-size-complex="11pt"/>
    </style:style>
    <style:style style:name="T491" style:parent-style-name="VarsayılanParagrafYazıTipi" style:family="text">
      <style:text-properties style:font-name="Bitstream Vera Sans" style:font-name-complex="Tahoma" fo:font-size="11pt" style:font-size-asian="11pt" style:font-size-complex="11pt"/>
    </style:style>
    <style:style style:name="T492" style:parent-style-name="VarsayılanParagrafYazıTipi" style:family="text">
      <style:text-properties style:font-name="Bitstream Vera Sans" style:font-name-complex="Tahoma" fo:font-size="11pt" style:font-size-asian="11pt" style:font-size-complex="11pt"/>
    </style:style>
    <style:style style:name="P493" style:parent-style-name="Textbody" style:family="paragraph">
      <style:paragraph-properties fo:text-align="justify" fo:margin-bottom="0in" fo:line-height="100%"/>
    </style:style>
    <style:style style:name="T494" style:parent-style-name="StrongEmphasis" style:family="text">
      <style:text-properties style:font-name="Bitstream Vera Sans" style:font-name-complex="Tahoma" fo:font-size="11pt" style:font-size-asian="11pt" style:font-size-complex="11pt" style:language-asian="tr" style:country-asian="TR"/>
    </style:style>
    <style:style style:name="T4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7" style:parent-style-name="VarsayılanParagrafYazıTipi" style:family="text">
      <style:text-properties style:font-name="Bitstream Vera Sans" style:font-name-complex="Tahoma" fo:font-size="11pt" style:font-size-asian="11pt" style:font-size-complex="11pt"/>
    </style:style>
    <style:style style:name="T498" style:parent-style-name="VarsayılanParagrafYazıTipi" style:family="text">
      <style:text-properties style:font-name="Bitstream Vera Sans" style:font-name-complex="Tahoma" fo:font-size="11pt" style:font-size-asian="11pt" style:font-size-complex="11pt"/>
    </style:style>
    <style:style style:name="P499" style:parent-style-name="Textbody" style:family="paragraph">
      <style:paragraph-properties fo:text-align="justify" fo:margin-bottom="0in" fo:line-height="100%">
        <style:tab-stops>
          <style:tab-stop style:type="left" style:position="1.3513in"/>
        </style:tab-stops>
      </style:paragraph-properties>
    </style:style>
    <style:style style:name="T500" style:parent-style-name="StrongEmphasis" style:family="text">
      <style:text-properties style:font-name="Bitstream Vera Sans" style:font-name-complex="Tahoma" fo:font-size="11pt" style:font-size-asian="11pt" style:font-size-complex="11pt"/>
    </style:style>
    <style:style style:name="T50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50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06" style:parent-style-name="Standard" style:family="paragraph">
      <style:paragraph-properties fo:text-align="justify"/>
    </style:style>
    <style:style style:name="T507" style:parent-style-name="StrongEmphasis" style:family="text">
      <style:text-properties style:font-name="Bitstream Vera Sans" style:font-name-complex="Tahoma" fo:font-size="11pt" style:font-size-asian="11pt" style:font-size-complex="11pt"/>
    </style:style>
    <style:style style:name="P508" style:parent-style-name="Textbody" style:family="paragraph">
      <style:paragraph-properties fo:text-align="justify" fo:margin-bottom="0in" fo:line-height="100%"/>
    </style:style>
    <style:style style:name="T509" style:parent-style-name="StrongEmphasis" style:family="text">
      <style:text-properties style:font-name="Bitstream Vera Sans" style:font-name-complex="Tahoma" fo:font-size="11pt" style:font-size-asian="11pt" style:font-size-complex="11pt"/>
    </style:style>
    <style:style style:name="T510" style:parent-style-name="VarsayılanParagrafYazıTipi" style:family="text">
      <style:text-properties style:font-name="Bitstream Vera Sans" style:font-name-complex="Tahoma" fo:font-size="11pt" style:font-size-asian="11pt" style:font-size-complex="11pt"/>
    </style:style>
    <style:style style:name="T511" style:parent-style-name="VarsayılanParagrafYazıTipi" style:family="text">
      <style:text-properties style:font-name="Bitstream Vera Sans" style:font-name-complex="Tahoma" fo:font-size="11pt" style:font-size-asian="11pt" style:font-size-complex="11pt"/>
    </style:style>
    <style:style style:name="T512" style:parent-style-name="VarsayılanParagrafYazıTipi" style:family="text">
      <style:text-properties style:font-name="Bitstream Vera Sans" style:font-name-complex="Tahoma" fo:font-size="11pt" style:font-size-asian="11pt" style:font-size-complex="11pt"/>
    </style:style>
    <style:style style:name="P513" style:parent-style-name="Textbody" style:family="paragraph">
      <style:paragraph-properties fo:text-align="justify" fo:margin-bottom="0in" fo:line-height="100%"/>
    </style:style>
    <style:style style:name="T5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15" style:parent-style-name="VarsayılanParagrafYazıTipi" style:family="text">
      <style:text-properties style:font-name="Bitstream Vera Sans" style:font-name-complex="Tahoma" fo:font-size="11pt" style:font-size-asian="11pt" style:font-size-complex="11pt"/>
    </style:style>
    <style:style style:name="T516" style:parent-style-name="VarsayılanParagrafYazıTipi" style:family="text">
      <style:text-properties style:font-name="Bitstream Vera Sans" style:font-name-complex="Tahoma" fo:font-size="11pt" style:font-size-asian="11pt" style:font-size-complex="11pt"/>
    </style:style>
    <style:style style:name="T517" style:parent-style-name="VarsayılanParagrafYazıTipi" style:family="text">
      <style:text-properties style:font-name="Bitstream Vera Sans" style:font-name-complex="Tahoma" fo:font-size="11pt" style:font-size-asian="11pt" style:font-size-complex="11pt"/>
    </style:style>
    <style:style style:name="P518" style:parent-style-name="Textbody" style:family="paragraph">
      <style:paragraph-properties fo:text-align="justify" fo:margin-bottom="0in" fo:line-height="100%"/>
    </style:style>
    <style:style style:name="T5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3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3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41" style:parent-style-name="Textbody" style:family="paragraph">
      <style:paragraph-properties fo:text-align="justify" fo:margin-bottom="0in" fo:line-height="100%"/>
    </style:style>
    <style:style style:name="T5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543" style:parent-style-name="Textbody" style:family="paragraph">
      <style:paragraph-properties fo:text-align="justify" fo:margin-bottom="0in" fo:line-height="100%"/>
    </style:style>
    <style:style style:name="T544" style:parent-style-name="StrongEmphasis" style:family="text">
      <style:text-properties style:language-asian="tr" style:country-asian="TR"/>
    </style:style>
    <style:style style:name="T545" style:parent-style-name="StrongEmphasis" style:family="text">
      <style:text-properties style:language-asian="tr" style:country-asian="TR"/>
    </style:style>
    <style:style style:name="T54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4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4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4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55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5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5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53" style:parent-style-name="Textbody" style:family="paragraph">
      <style:paragraph-properties fo:text-align="center" fo:margin-bottom="0in" fo:line-height="100%"/>
    </style:style>
    <style:style style:name="T554" style:parent-style-name="VarsayılanParagrafYazıTipi" style:family="text">
      <style:text-properties style:font-name="Bitstream Vera Sans" style:font-name-complex="Tahoma" fo:font-size="11pt" style:font-size-asian="11pt" style:font-size-complex="11pt"/>
    </style:style>
    <style:style style:name="T555" style:parent-style-name="VarsayılanParagrafYazıTipi" style:family="text">
      <style:text-properties style:font-name="Bitstream Vera Sans" style:font-name-complex="Tahoma" fo:font-size="11pt" style:font-size-asian="11pt" style:font-size-complex="11pt"/>
    </style:style>
    <style:style style:name="T556" style:parent-style-name="VarsayılanParagrafYazıTipi" style:family="text">
      <style:text-properties style:font-name="Bitstream Vera Sans" style:font-name-complex="Tahoma" fo:font-size="11pt" style:font-size-asian="11pt" style:font-size-complex="11pt"/>
    </style:style>
    <style:style style:name="T557" style:parent-style-name="VarsayılanParagrafYazıTipi" style:family="text">
      <style:text-properties style:font-name="Bitstream Vera Sans" style:font-name-complex="Tahoma" fo:font-size="11pt" style:font-size-asian="11pt" style:font-size-complex="11pt"/>
    </style:style>
    <style:style style:name="P5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9"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56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61"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6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63"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56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6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8" style:parent-style-name="Standard" style:family="paragraph">
      <style:paragraph-properties fo:text-align="justify" style:line-height-at-least="0in"/>
    </style:style>
    <style:style style:name="T569"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57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57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72" style:parent-style-name="Standard" style:family="paragraph">
      <style:paragraph-properties fo:text-align="justify" style:line-height-at-least="0in"/>
    </style:style>
    <style:style style:name="T57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7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7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7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7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57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7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8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81"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82"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83" style:parent-style-name="Textbody" style:family="paragraph">
      <style:paragraph-properties fo:text-align="justify" fo:margin-bottom="0in" fo:line-height="100%"/>
    </style:style>
    <style:style style:name="T5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8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88" style:parent-style-name="Textbody" style:family="paragraph">
      <style:paragraph-properties fo:text-align="justify" fo:margin-bottom="0in" fo:line-height="100%"/>
    </style:style>
    <style:style style:name="T5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9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94"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595" style:parent-style-name="Textbody" style:family="paragraph">
      <style:paragraph-properties fo:text-align="justify" fo:margin-bottom="0in" fo:line-height="100%" fo:text-indent="0.4923in"/>
    </style:style>
    <style:style style:name="T5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9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9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9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0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0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0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0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0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0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0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0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0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0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27-02-2025<text:s/></text:span><text:span text:style-name="T13">–</text:span><text:span text:style-name="T14"><text:s/></text:span><text:span text:style-name="T15">09</text:span><text:span text:style-name="T16">6</text:span><text:span text:style-name="T17">-DGS-</text:span><text:span text:style-name="T18">3</text:span><text:span text:style-name="T19">2</text:span><text:span text:style-name="T20">.20250227</text:span></text:p>
      <text:p text:style-name="P21"><text:span text:style-name="T22">Kiraya Veren A</text:span><text:span text:style-name="T23">dı Soyadı<text:s/></text:span><text:span text:style-name="T24">–<text:s/></text:span><text:span text:style-name="T25">TC</text:span><text:span text:style-name="T26"><text:tab/></text:span><text:span text:style-name="T27"><text:tab/></text:span><text:span text:style-name="T28"><text:tab/></text:span><text:span text:style-name="T29">:</text:span><text:span text:style-name="T30"><text:s/></text:span></text:p>
      <text:p text:style-name="P31"><text:span text:style-name="T32">Kiracı<text:s/></text:span><text:span text:style-name="T33">Adı Soyadı – TC – Tel - Adres</text:span><text:span text:style-name="T34"><text:tab/></text:span><text:span text:style-name="T35"><text:tab/></text:span><text:span text:style-name="T36">:</text:span><text:span text:style-name="T37"><text:s/></text:span><text:span text:style-name="T38">ADEM DUMAN</text:span><text:span text:style-name="T39"><text:s/>–</text:span><text:span text:style-name="T40"><text:s/>341 3267 6260<text:s/></text:span><text:span text:style-name="T41">–</text:span><text:span text:style-name="T42"><text:s/>0 507 276 2095<text:s/></text:span><text:span text:style-name="T43">–</text:span><text:span text:style-name="T44"><text:s text:c="2"/></text:span></text:p>
      <text:p text:style-name="P45"><text:s text:c="2"/>Esentepe Mah. ŞehitUlaşar Cad. Belde Sitesi B Blk k:1/3 TOKAT</text:p>
      <text:p text:style-name="P46"/>
      <text:p text:style-name="P47"><text:span text:style-name="T48">Kiralananın Cinsi – Kullanım Amacı<text:s/></text:span><text:span text:style-name="T49">–<text:s/></text:span><text:span text:style-name="T50">Adres</text:span><text:span text:style-name="T51"><text:tab/>:</text:span><text:span text:style-name="T52"><text:s/>Çatılı İşyeri – Kumaş Satış<text:s/></text:span><text:span text:style-name="T53">–</text:span><text:span text:style-name="T54"><text:s/>Hızarhane Cad.</text:span><text:span text:style-name="T55"><text:s/>No:5 <text:s/>Tokat</text:span><text:span text:style-name="T56"><text:s/></text:span></text:p>
      <text:p text:style-name="P57"><text:span text:style-name="T58">Tapu Ada/Parsel</text:span><text:span text:style-name="T59"><text:s text:c="2"/></text:span><text:span text:style-name="T60"><text:s/>– <text:s/></text:span><text:span text:style-name="T61">Abone Elektrik</text:span><text:span text:style-name="T62"><text:s/>–<text:s/></text:span><text:span text:style-name="T63">Su</text:span><text:span text:style-name="T64"><text:tab/></text:span><text:span text:style-name="T65"><text:tab/>:</text:span><text:span text:style-name="T66"><text:s/></text:span><text:span text:style-name="T67">390/89</text:span><text:span text:style-name="T68"><text:s/></text:span><text:span text:style-name="T69">–<text:s/></text:span><text:span text:style-name="T70">00 903 903 00<text:s/></text:span><text:span text:style-name="T71"><text:s/></text:span><text:span text:style-name="T72">– 7199</text:span></text:p>
      <text:p text:style-name="P73"><text:span text:style-name="T74">Kira<text:s/></text:span><text:span text:style-name="T75">Başlangıç Tarihi<text:s/></text:span><text:span text:style-name="T76"><text:s/>–</text:span><text:span text:style-name="T77"><text:s/>Bitiş Tarihi<text:s/></text:span><text:span text:style-name="T78"><text:s/>–</text:span><text:span text:style-name="T79"><text:s/>Süresi</text:span><text:span text:style-name="T80"><text:tab/></text:span><text:span text:style-name="T81">:</text:span><text:span text:style-name="T82"><text:s/></text:span><text:span text:style-name="T83">28 Şubat 2025 – 27 Şubat 2026 - İşbu sözleşme 12 aylıktır</text:span></text:p>
      <text:p text:style-name="P84"><text:span text:style-name="T85">Stopaj Vrgsi Hariç Net Kira Bedeli<text:s/></text:span><text:span text:style-name="T86"><text:s/></text:span><text:span text:style-name="T87"><text:tab/></text:span><text:span text:style-name="T88"><text:tab/></text:span><text:span text:style-name="T89">:</text:span><text:span text:style-name="T90"><text:s/></text:span><text:span text:style-name="T91">300</text:span><text:span text:style-name="T92">.0</text:span><text:span text:style-name="T93">00</text:span><text:span text:style-name="T94">,00 TL (</text:span><text:span text:style-name="T95">Üç</text:span><text:span text:style-name="T96"><text:s/>Yüz<text:s/></text:span><text:span text:style-name="T97">Bin</text:span><text:span text:style-name="T98">)</text:span><text:span text:style-name="T99"><text:s/></text:span></text:p>
      <text:p text:style-name="P100"><text:span text:style-name="T101">Ödeme Şekli</text:span><text:span text:style-name="T102"><text:tab/></text:span><text:span text:style-name="T103"><text:tab/></text:span><text:span text:style-name="T104"><text:tab/></text:span><text:span text:style-name="T105"><text:tab/></text:span><text:span text:style-name="T106"><text:tab/></text:span><text:span text:style-name="T107">:</text:span><text:span text:style-name="T108"><text:s/></text:span><text:span text:style-name="T109">Yıllık olarak kira başlangıç tarihinde peşin ödenir</text:span></text:p>
      <text:p text:style-name="P110"/>
      <text:p text:style-name="P111"><text:span text:style-name="T112">Genel Hükümler</text:span></text:p>
      <text:p text:style-name="P113">MADDE 1 – SÖZLEŞME</text:p>
      <text:p text:style-name="P114"><text:span text:style-name="T115">1.1. Konu:</text:span><text:span text:style-name="T116"><text:s/>İşbu sözleşmenin konusu, taşınmazın kiralanması, teslimi, kira miktar ve ödemeleri, kullanım şartları,<text:s/></text:span><text:span text:style-name="T117">sözleşmenin feshi, mecurun tahliyesi ile tarafların karşılıklı yükümlülükleri şartlarının belirlenmesidir.<text:s/></text:span></text:p>
      <text:p text:style-name="P118"><text:span text:style-name="T119">1.2. Süre ve Sona Erme:</text:span><text:span text:style-name="T120"><text:s/>Bu sözleşme belirli sürelidir ve süre sonunda ihtar çekilmeden kendiliğinden sona erer. Belirlenen süre sonunda kiracı</text:span><text:span text:style-name="T121"><text:s/>mecuru tahliye etmezse işbu sözleşmenin “ceza” maddesinde belirtilen şekilde ceza ödemeyi, ceza başlangıç tarihinin sözleşmenin kira başlangıç tarihi olacağını peşinen kabul, beyan ve taahhüt etmiştir.</text:span></text:p>
      <text:p text:style-name="P122"><text:span text:style-name="T123">1.2.1 Sürenin Uzaması ve Uzayan Dönem Sözleşmesi:</text:span><text:span text:style-name="T124"><text:s/>İşb</text:span><text:span text:style-name="T125">u sözleşmede “kira dönemi”, ilk dönem için yukarıda belirlenen süredir. En geç belirli süre bitiminden on beş gün öncesine kadar kiracı; fesih</text:span><text:span text:style-name="T126"><text:s/>bildiriminde bulunmaz ve mecuru tahliye etmez ise ve belirli sürenin bitimini izleyen otuz gün içerisinde kiraya<text:s/></text:span><text:span text:style-name="T127">veren; “1.2. Süre ve Sona Erme” maddesine uymayan kiracıya fesih bildirimini ihtaren tekrar bildirmez ise; kira süresi, kira bedeli hariç işbu sözleşme koşulları ile, kendiliğinden bir dönem uzar, sözleşme belirsiz süreli olur. Uzayan dönemler için kullanı</text:span><text:span text:style-name="T128">lan “kira dönemi” ifadesi altı aylık süreyi ifade eder. Kiracının kiraya verenle bir uzayan dönem sözleşmesi olmadan ve fesih bildirimi yapılmasına rağmen, uzayan döneme ait yapacağı kira bedeli ödemesi bildirime gerek olmadan ihtirazı kayıtla kabul edilec</text:span><text:span text:style-name="T129">ek, ödemenin yapılması temerrüde veya sürenin sona ermesine engel teşkil etmeyecektir.<text:s/></text:span><text:span text:style-name="T130">Uzayan dönem sözleşmesi yapıldığı durumda işbu sözleşme hükümsüz kalır.</text:span></text:p>
      <text:p text:style-name="P131"><text:span text:style-name="T132">1.2.2<text:s/></text:span><text:span text:style-name="T133">Fesih Dönemi:<text:s/></text:span><text:span text:style-name="T134">S</text:span><text:span text:style-name="T135">özleşme fesih dönemi altı ay, fesih bildirim süresi üç aydır. İşbu sözleşmed</text:span><text:span text:style-name="T136">e ibraz edilen adreslere yapılan bildirimin tarafa ulaştığı tarih değil noterden gönderildiği tarih tebliğ tarihi olarak kabul edilecektir. <text:s/></text:span><text:span text:style-name="T137">328/1</text:span></text:p>
      <text:p text:style-name="P138"><text:span text:style-name="T139">1.2.3 Uzayan dönemlerde fesi</text:span><text:span text:style-name="T140">h:</text:span><text:span text:style-name="T141"><text:s/>Uzayan her altı aylık kira döneminde, dönem bitiş tarihinden üç ay öncesine ka</text:span><text:span text:style-name="T142">dar, taraflar fesih bildiriminde bulunmaz ise sözleşme kira bedeli hariç aynı şartlarla<text:s/></text:span><text:span text:style-name="T143">bir kira dönemi daha uzar. Kiracı; Kiraya veren tarafından fesih bildirimi yapılması durumunda dönem başlangıç tarihinin, işbu sözleşmenin “ceza maddesinde ki” ceza baş</text:span><text:span text:style-name="T144">langıç tarihi olarak kabul edileceğini ve işbu sözleşmeyle belirlenen şekilde ceza bedeli ödemeyi peşinen kabul, beyan ve taahhüt etmiştir. Süreye uymadan çekilen ihtarname bir sonraki dönem için geçerlidir.</text:span></text:p>
      <text:p text:style-name="P145"><text:span text:style-name="T146">1.2.4 Olağanüstü<text:s/></text:span><text:span text:style-name="T147">Fesih:<text:s/></text:span><text:span text:style-name="T148">Kiracının iflasının iste</text:span><text:span text:style-name="T149">nmesi, konkordato talebinde bulunması, tasfiyesine başlanılması, süresinin bitmesi, aleyhinde aciz vesikası alınması, ilgili birimlerince aleyhinde tedbir kararı verilmesi ve iş yerinin mühürlenmesi, s</text:span><text:span text:style-name="T150">özleşme maddelerinden birinin yerine getirilmemesi</text:span><text:span text:style-name="T151"><text:s/>hall</text:span><text:span text:style-name="T152">eri olağanüstü fesih ve tahliye sebebidir. Bu maddede belirlenen şartların oluşması durumunda ihtara gerek olmadan kiracı mecuru otuz gün içerisinde tahliye edecektir. Süre sonunda kiracı mecuru tahliye etmezse, olay tarihi ceza başlangıç tarihi olmak üzer</text:span><text:span text:style-name="T153">e işbu sözleşmenin “ceza” maddesinde belirtilen şekilde ceza ödemeyi peşinen kabul, beyan ve taahhüt etmiştir.</text:span></text:p>
      <text:p text:style-name="P154"><text:span text:style-name="T155">1.3.</text:span><text:span text:style-name="T156"><text:s/>Kiracı, sözleşme şartlarına uymaksızın mecuru tahliye ederse dönem süresi boyunca kira bedelini ödemekle yükümlüdür. Mecur kiraya veren tara</text:span><text:span text:style-name="T157">fından bu dönemde kiraya verilirse kiracının sorumluluğu sona erer, varsa kalan kira bedeli yeni kiracıdan yapılan kira tahsilatı sonrası, varsa kiracının borçları düşüldükten sonra kalan iade edilir.<text:s/></text:span></text:p>
      <text:p text:style-name="P158"><text:span text:style-name="T159">1.4.<text:s/></text:span><text:span text:style-name="T160">Kiracının iflası ve ölümü:<text:s/></text:span><text:span text:style-name="T161">Kiracı iflas eder veya ölürse sözleşme kendiliğinden fesih olur. Mirasçılarla işbu sözleşmeden bağımsız bir sözleşme yapılamaması ve otuz gün içerisinde mirasçıların tahliyeyi sağlamaması durumunda kiracıya ait mallar bir yedi emine teslim edilir ve masraflar düşüldükten sonra varsa kalan kira bedeli iade edilir.<text:s/></text:span></text:p>
      <text:soft-page-break/>
      <text:p text:style-name="P162">BELİRLİ SÜRELİ KİRA SÖZLEŞMESİ</text:p>
      <text:p text:style-name="P163"/>
      <text:p text:style-name="P164"><text:span text:style-name="T165">Sözleşme Düzen</text:span><text:span text:style-name="T166">leme<text:s/></text:span><text:span text:style-name="T167">Tarihi – No</text:span><text:span text:style-name="T168"><text:tab/></text:span><text:span text:style-name="T169"><text:tab/>:</text:span><text:span text:style-name="T170"><text:s/></text:span></text:p>
      <text:p text:style-name="P171"><text:span text:style-name="T172">Kiraya Veren A</text:span><text:span text:style-name="T173">dı Soyadı<text:s/></text:span><text:span text:style-name="T174">–<text:s/></text:span><text:span text:style-name="T175">TC</text:span><text:span text:style-name="T176"><text:tab/></text:span><text:span text:style-name="T177"><text:tab/></text:span><text:span text:style-name="T178"><text:tab/></text:span><text:span text:style-name="T179">:</text:span></text:p>
      <text:p text:style-name="P180"><text:span text:style-name="T181">Kiracı<text:s/></text:span><text:span text:style-name="T182">Adı Soyadı – TC – Tel - Adres</text:span><text:span text:style-name="T183"><text:tab/></text:span><text:span text:style-name="T184"><text:tab/></text:span><text:span text:style-name="T185">:</text:span><text:span text:style-name="T186"><text:s/></text:span></text:p>
      <text:p text:style-name="P187"/>
      <text:p text:style-name="P188"><text:span text:style-name="T189"><text:s text:c="2"/></text:span></text:p>
      <text:p text:style-name="P190"><text:span text:style-name="T191">Kiralananın Cinsi – Kullanım Amacı<text:s/></text:span><text:span text:style-name="T192">–<text:s/></text:span><text:span text:style-name="T193">Adres</text:span><text:span text:style-name="T194"><text:tab/>:</text:span><text:span text:style-name="T195"><text:s/></text:span></text:p>
      <text:p text:style-name="P196"><text:span text:style-name="T197">Tapu Ada/Parsel</text:span><text:span text:style-name="T198"><text:s text:c="2"/></text:span><text:span text:style-name="T199"><text:s/>– <text:s/></text:span><text:span text:style-name="T200">Abone Elektrik</text:span><text:span text:style-name="T201"><text:s/>–<text:s/></text:span><text:span text:style-name="T202">Su</text:span><text:span text:style-name="T203"><text:tab/></text:span><text:span text:style-name="T204"><text:tab/>:</text:span><text:span text:style-name="T205"><text:s/></text:span></text:p>
      <text:p text:style-name="P206"><text:span text:style-name="T207">Kira<text:s/></text:span><text:span text:style-name="T208">Başlangıç Tarihi<text:s/></text:span><text:span text:style-name="T209"><text:s/>–</text:span><text:span text:style-name="T210"><text:s/>Bitiş Tarihi<text:s/></text:span><text:span text:style-name="T211"><text:s/>–</text:span><text:span text:style-name="T212"><text:s/>Süresi</text:span><text:span text:style-name="T213"><text:tab/></text:span><text:span text:style-name="T214">:</text:span><text:span text:style-name="T215"><text:s/></text:span></text:p>
      <text:p text:style-name="P216">Stopaj<text:s/>Vrgsi Hariç Net Kira Bedeli<text:tab/><text:tab/>:<text:s/></text:p>
      <text:p text:style-name="P217"><text:span text:style-name="T218">Ödeme Şekli</text:span><text:span text:style-name="T219"><text:tab/></text:span><text:span text:style-name="T220"><text:tab/></text:span><text:span text:style-name="T221"><text:tab/></text:span><text:span text:style-name="T222"><text:tab/></text:span><text:span text:style-name="T223"><text:tab/></text:span><text:span text:style-name="T224">:</text:span><text:span text:style-name="T225"><text:s/></text:span></text:p>
      <text:p text:style-name="P226"/>
      <text:p text:style-name="P227"><text:span text:style-name="T228">Genel Hükümler</text:span></text:p>
      <text:p text:style-name="P229">MADDE 1 – SÖZLEŞME</text:p>
      <text:p text:style-name="P230"><text:span text:style-name="T231">1.1. Konu:</text:span><text:span text:style-name="T232"><text:s/>İşbu sözleşmenin konusu, taşınmazın kiralanması, teslimi, kira miktar ve ödemeleri, kullanım şartları, sözleşmenin feshi, mecurun tahliyesi ile tarafların<text:s/></text:span><text:span text:style-name="T233">karşılıklı yükümlülükleri şartlarının belirlenmesidir.<text:s/></text:span></text:p>
      <text:p text:style-name="P234"><text:span text:style-name="T235">1.2. Süre ve Sona Erme:</text:span><text:span text:style-name="T236"><text:s/>Bu sözleşme belirli sürelidir ve süre sonunda ihtar çekilmeden kendiliğinden sona erer. Belirlenen süre sonunda kiracı mecuru tahliye etmezse işbu sözleşmenin “ceza” madd</text:span><text:span text:style-name="T237">esinde belirtilen şekilde ceza ödemeyi, ceza başlangıç tarihinin sözleşmenin kira başlangıç tarihi olacağını peşinen kabul, beyan ve taahhüt etmiştir.</text:span></text:p>
      <text:p text:style-name="P238"><text:span text:style-name="T239">1.2.1 Sürenin Uzaması ve Uzayan Dönem Sözleşmesi:</text:span><text:span text:style-name="T240"><text:s/>İşbu sözleşmede “kira dönemi”, ilk dönem için yukarıda<text:s/></text:span><text:span text:style-name="T241">belirlenen süredir. En geç belirli süre bitiminden on beş gün öncesine kadar kiracı; fesih</text:span><text:span text:style-name="T242"><text:s/>bildiriminde bulunmaz ve mecuru tahliye etmez ise ve belirli sürenin bitimini izleyen otuz gün içerisinde kiraya veren; “1.2. Süre ve Sona Erme” maddesine uymayan ki</text:span><text:span text:style-name="T243">racıya fesih bildirimini ihtaren tekrar bildirmez ise; kira süresi, kira bedeli hariç işbu sözleşme koşulları ile, kendiliğinden bir dönem uzar, sözleşme belirsiz süreli olur. Uzayan dönemler için kullanılan “kira dönemi” ifadesi altı aylık süreyi ifade ed</text:span><text:span text:style-name="T244">er. Kiracının kiraya verenle bir uzayan dönem sözleşmesi olmadan ve fesih bildirimi yapılmasına rağmen, uzayan döneme ait yapacağı kira bedeli ödemesi bildirime gerek olmadan ihtirazı kayıtla kabul edilecek, ödemenin yapılması temerrüde veya sürenin sona e</text:span><text:span text:style-name="T245">rmesine engel teşkil etmeyecektir.<text:s/></text:span><text:span text:style-name="T246">Uzayan dönem sözleşmesi yapıldığı durumda işbu sözleşme hükümsüz kalır.</text:span></text:p>
      <text:p text:style-name="P247"><text:span text:style-name="T248">1.2.2<text:s/></text:span><text:span text:style-name="T249">Fesih Dönemi:<text:s/></text:span><text:span text:style-name="T250">S</text:span><text:span text:style-name="T251">özleşme fesih dönemi altı ay, fesih bildirim süresi üç aydır. İşbu sözleşmede ibraz edilen adreslere yapılan bildirimin tarafa u</text:span><text:span text:style-name="T252">laştığı tarih değil noterden gönderildiği tarih tebliğ tarihi olarak kabul edilecektir. <text:s/></text:span></text:p>
      <text:p text:style-name="P253"><text:span text:style-name="T254">1.2.3 Uzayan dönemlerde fesi</text:span><text:span text:style-name="T255">h:</text:span><text:span text:style-name="T256"><text:s/>Uzayan her altı aylık kira döneminde, dönem bitiş tarihinden üç ay öncesine kadar, taraflar fesih bildiriminde bulunmaz ise sözleş</text:span><text:span text:style-name="T257">me kira bedeli hariç aynı şartlarla<text:s/></text:span><text:span text:style-name="T258">bir kira dönemi daha uzar. Kiracı; Kiraya veren tarafından fesih bildirimi yapılması durumunda dönem başlangıç tarihinin, işbu sözleşmenin “ceza maddesinde ki” ceza başlangıç tarihi olarak kabul edileceğini ve işbu sözle</text:span><text:span text:style-name="T259">şmeyle belirlenen şekilde ceza bedeli ödemeyi peşinen kabul, beyan ve taahhüt etmiştir. Süreye uymadan çekilen ihtarname bir sonraki dönem için geçerlidir.</text:span></text:p>
      <text:p text:style-name="P260"><text:span text:style-name="T261">1.2.4 Olağanüstü<text:s/></text:span><text:span text:style-name="T262">Fesih:<text:s/></text:span><text:span text:style-name="T263">Kiracının iflasının istenmesi, konkordato talebinde bulunması, tasfiyesine b</text:span><text:span text:style-name="T264">aşlanılması, süresinin bitmesi, aleyhinde aciz vesikası alınması, ilgili birimlerince aleyhinde tedbir kararı verilmesi ve iş yerinin mühürlenmesi, s</text:span><text:span text:style-name="T265">özleşme maddelerinden birinin yerine getirilmemesi</text:span><text:span text:style-name="T266"><text:s/>halleri olağanüstü fesih ve tahliye sebebidir. Bu madded</text:span><text:span text:style-name="T267">e belirlenen şartların oluşması durumunda ihtara gerek olmadan kiracı mecuru otuz gün içerisinde tahliye edecektir. Süre sonunda kiracı mecuru tahliye etmezse, olay tarihi ceza başlangıç tarihi olmak üzere işbu sözleşmenin “ceza” maddesinde belirtilen şeki</text:span><text:span text:style-name="T268">lde ceza ödemeyi peşinen kabul, beyan ve taahhüt etmiştir.</text:span></text:p>
      <text:p text:style-name="P269"><text:span text:style-name="T270">1.3.</text:span><text:span text:style-name="T271"><text:s/>Kiracı, sözleşme şartlarına uymaksızın mecuru tahliye ederse dönem süresi boyunca kira bedelini ödemekle yükümlüdür. Mecur kiraya veren tarafından bu dönemde kiraya verilirse kiracının sorumlu</text:span><text:span text:style-name="T272">luğu sona erer, varsa kalan kira bedeli yeni kiracıdan yapılan kira tahsilatı sonrası, varsa kiracının borçları düşüldükten sonra kalan iade edilir.<text:s/></text:span></text:p>
      <text:p text:style-name="P273"><text:span text:style-name="T274">1.4.<text:s/></text:span><text:span text:style-name="T275">Kiracının iflası ve ölümü:<text:s/></text:span><text:span text:style-name="T276">Kiracı iflas eder veya ölürse sözleşme kendiliğinden fesih olur. Mi</text:span><text:span text:style-name="T277">rasçılarla işbu sözleşmeden bağımsız bir sözleşme yapılamaması ve otuz gün içerisinde mirasçıların tahliyeyi sağlamaması durumunda kiracıya ait mallar bir yedi emine teslim edilir ve masraflar düşüldükten sonra varsa kalan kira bedeli iade edilir.<text:s/></text:span></text:p>
      <text:p text:style-name="P278"/>
      <text:soft-page-break/>
      <text:p text:style-name="P279"><text:span text:style-name="T280">1.</text:span><text:span text:style-name="T281">5</text:span><text:span text:style-name="T282">. Ceza:</text:span><text:span text:style-name="T283"><text:s/>İşbu sözleşmede açıklanan sebeplerle<text:s/></text:span><text:span text:style-name="T284">veya hukuki bir işlem son</text:span><text:span text:style-name="T285">ucu geçerli hale gelen yasal bir tahliye tarihinde; kiracı mecuru kendiliğinden tahliye etmezse<text:s/></text:span><text:span text:style-name="T286">temerrüt hakları ve kira alacaklarından bağımsız bu maddedeki ceza uygulanır ve kiracı cezayı tazmin etmeyi peşinen kabul, beyan ve taahhüt etmiştir. İşbu madde</text:span><text:span text:style-name="T287">de uygulanacak cezanın belirlenmesi için<text:s/></text:span><text:span text:style-name="T288">brüt asgari ücret<text:s/></text:span><text:span text:style-name="T289">baz alınacak</text:span><text:span text:style-name="T290">tır. Kiracı ceza bedeli olarak, herhangi bir sebep sonucu kanunen t</text:span><text:span text:style-name="T291">ahliyenin yapılması gereken tarihten<text:s/></text:span><text:span text:style-name="T292">itibaren geçen her gün için,<text:s/></text:span><text:span text:style-name="T293">brüt asgari ücretin</text:span><text:span text:style-name="T294"><text:s/>yüzde<text:s/></text:span><text:span text:style-name="T295">onu</text:span><text:span text:style-name="T296"><text:s/>oranında günlük ceza bedeli ödemeyi beyan, kabul ve taahhüt etmiştir.</text:span></text:p>
      <text:p text:style-name="P297"/>
      <text:p text:style-name="P298"><text:span text:style-name="T299">MADDE 2 – KİRALANAN</text:span></text:p>
      <text:p text:style-name="P300"><text:span text:style-name="T301">2.1. Kiracıya Teslim:<text:s/></text:span><text:span text:style-name="T302">İ</text:span><text:span text:style-name="T303">şbu sözleşme aynı zamanda teslim tutanağıdır ve kiracı kiralananı kendi kullanım amacına uygun olarak ayıpsız, eksiksiz olarak teslim aldığını kabul ederek bu sözleşmeyi imzalamıştır. Mecurun teslimi sonrası, kiracının kendi ihtiyaçları doğrultusunda ortay</text:span><text:span text:style-name="T304">a çıkabilecek ve eksik olarak tanımlayacağı şeylerin sorumluluğu kiracıya aittir.</text:span></text:p>
      <text:p text:style-name="P305"><text:span text:style-name="T306">2.2.</text:span><text:span text:style-name="T307"><text:s/>Taşınmazda bulunan tuvalet, la</text:span><text:bookmark-start text:name="_GoBack1"/><text:bookmark-end text:name="_GoBack1"/><text:span text:style-name="T308">vabo vb. malzemeler kiracıya sağlam olarak teslim edilmiştir ve kira bitiminde kiracı bu malzemeleri sağlam ve eksiksiz olarak teslim<text:s/></text:span><text:span text:style-name="T309">etmekle; hasar oluşması durumunda ödemekle yükümlüdür. Mecurun kullanılması sırasında oluşabilecek her türlü arıza, hasar, cam kırılması, gider tıkanması vb. giderler kendi kullanım alanında kiracıya, ortak kullanım alanlarında tüm kiracılara aittir.</text:span></text:p>
      <text:p text:style-name="P310"><text:span text:style-name="T311">2.3</text:span><text:span text:style-name="T312"><text:s/>S</text:span><text:span text:style-name="T313">özleşme süresince kiralananın amaçlanan kullanıma elverişli tutması için kiraya verenden yapması beklenen harcamaları, kiracı kendi yaparak veya yaptırarak kiraya verenden isteyemez. Kiracı, kiralananı kendi malı gibi kullanmaya, evsaf ve meziyetlerini şöh</text:span><text:span text:style-name="T314">ret ve itibarını kaybetmesine meydan vermemeye ve etrafında meskûn diğer kiracı/maliklere karşı özenli davranmaya mecburdur.<text:s/></text:span></text:p>
      <text:p text:style-name="P315"><text:span text:style-name="T316">2.4</text:span><text:span text:style-name="T317"><text:s/>Sonradan ayıplı durum oluşursa; kiracı, kiraya veren adına harcama yaparak, kiraya verenden bedel tazminat vb. ücretler tal</text:span><text:span text:style-name="T318">ep edemez. Zararını kiraya verenden isteyemez. Kiracının sorumluluğu ayıbı bildirmekle sınırlıdır.<text:s/></text:span><text:span text:style-name="T319">304-8</text:span></text:p>
      <text:p text:style-name="P320"><text:span text:style-name="T321">2.5<text:s/></text:span><text:span text:style-name="T322">Kiracı, kiralananı, sözleşmeye uygun olarak özenle kullanmak ve kiralananın olağan kullanımı için gerekli temizlik ve bakım giderlerini ödemekle, k</text:span><text:span text:style-name="T323">iraya verenin gidermekle yükümlü olduğu ayıpları kiraya verene gecikmeksizin bildirmekle yükümlüdür; aksi takdirde bunlardan doğan zararlardan kendi sorumludur.</text:span></text:p>
      <text:p text:style-name="P324"><text:span text:style-name="T325">2.6</text:span><text:span text:style-name="T326"><text:s/>Aşağıdaki olaylar işbu sözleşme için olağan üstü fesih sebebidir ve kiracının tazmin ödemes</text:span><text:span text:style-name="T327">ine sebep teşkil eder;</text:span></text:p>
      <text:p text:style-name="P328"><text:span text:style-name="T329">2.6.1. Kullanım Amacı:<text:s/></text:span><text:span text:style-name="T330">Mecur “kullanım amacı” dışında bir amaçla kullanılamaz. Yazılı onay olmadan kullanım amacı değişikliği yapılamaz. Kiraya verenin kullanım amacı değişikliğine izin vermemesi halinde, kiracı hakkın kötüye kullanı</text:span><text:span text:style-name="T331">ldığı iddiasında bulunamaz, zarar ziyan talep edemez.</text:span></text:p>
      <text:p text:style-name="P332"><text:span text:style-name="T333">2.6.2. Ekler:<text:s/></text:span><text:span text:style-name="T334">İşbu sözleşmenin ekleri, yönetim planı, işletme sözleşmesi, sözleşmenin bir parçasıdır ve kiracı eklerde yazılı tüm kurallara uymakla yükümlüdür. Kiracı taşınmazın bulunduğu mahallin yönet</text:span><text:span text:style-name="T335">im planına, güvenlik tedbirlerine, işletme projesine istisnasız uyacak ve bu hususlardan doğacak yükümlülüklerini yerine getirecek ve kiraya vereni kiralanan ile ilgili gelişmelerden zamanında haberdar edecektir. Aksi halde gelecek zararlardan kendisi soru</text:span><text:span text:style-name="T336">mlu olacaktır. Kiracı ortak alanlara müdahalede bulunamaz, kullanamaz.</text:span></text:p>
      <text:p text:style-name="P337"><text:span text:style-name="T338">2.6.3.</text:span><text:span text:style-name="T339"><text:s/>Kiracı,</text:span><text:span text:style-name="T340"><text:s/></text:span><text:span text:style-name="T341">kiralananda veya çevresinde hayvan besleyemez.</text:span></text:p>
      <text:p text:style-name="P342"><text:span text:style-name="T343">2.7<text:s/></text:span><text:span text:style-name="T344">Kiraya veren</text:span><text:span text:style-name="T345">, kiralananda, kira sözleşmesinin feshini gerektirmeyen ve kiracıdan katlanması<text:s/></text:span><text:span text:style-name="T346">beklenebilecek olan ye</text:span><text:span text:style-name="T347">nilik ve değişiklikler yapabilir. Bu durumdan dolayı kiracı herhangi bir hak, tazminat, kira indirimi talep edemez.</text:span></text:p>
      <text:p text:style-name="P348"><text:span text:style-name="T349">2.8</text:span><text:span text:style-name="T350"><text:s/></text:span><text:span text:style-name="T351">Kiracı</text:span><text:span text:style-name="T352">, taşınmazda bir değişiklik yapmak isterse bu ek bir sözleşme ile belirlenmelidir.<text:s/></text:span><text:span text:style-name="T353">İzin verilen yapı masrafları<text:s/></text:span><text:span text:style-name="T354">kiracıya aittir. Kiracı bu ve benzeri masraflar için kiraya verenden veya üçüncü bir şahıstan, bu işlerin yapımı sırasında, kira süresince veya kira bitiminden sonra dahi bir bedel talep edemez. Bu tip imalatları tahliye zamanı alıp götüremez, sökemez, kır</text:span><text:span text:style-name="T355">amaz. Kiracı bu tip imalatları sağlam olarak kiraya verene teslim etmekle yükümlüdür</text:span><text:span text:style-name="T356">, kiralananda ortaya çıkabilecek varsa<text:s/></text:span><text:span text:style-name="T357">değer artışının karşılığını isteyemez. Yazılı onayla veya onaysız, kiracının imar mevzuatına aykırı tadilat veya imalatlarından dolay</text:span><text:span text:style-name="T358">ı ilgili resmi makamlar tarafından kiraya veren adına düzenlenecek harç, para cezası vb. her türlü cezalar kiracı tarafından ödenecektir; ödemezse kiraya veren tarafından ödenen cezalar kiracıya rücu edilir.</text:span></text:p>
      <text:p text:style-name="P359"><text:span text:style-name="T360">2.9</text:span><text:span text:style-name="T361"><text:s/>Kira sözleşmesinin sona ermesi halinde k</text:span><text:span text:style-name="T362">iralanan üzerinde yapılmış olan her türlü tadilat ve değişikliğin tamamı veya bir kısmı, kiraya verenin talebi olursa, kiracı tarafından eski haline getirilecek ve teslim edilecektir. Kiracı bu şekilde teslimat yapmazsa, kiraya verenin eski hale getirmek i</text:span><text:span text:style-name="T363">çin yaptığı masrafın üç katı ceza bedelini kiracıya tebliğ edildiği tarihte, ödemenin gecikmesi durumunda sözleşmede belirtilen temerrüt faizi ile birlikte ödemeyi kabul eder.<text:s/></text:span></text:p>
      <text:p text:style-name="P364"><text:span text:style-name="T365">2.10 Devir – Temlik – Alt Kira – Ortak Kiracı:<text:s/></text:span><text:span text:style-name="T366">Kiracı yazılı rıza olmadıkça,</text:span><text:span text:style-name="T367"><text:s/>kiralananı kısmen veya tamamen gerçek ve/veya tüzel kişilere devredemez, terk edemez, kullandıramaz, alt kira yolu ile kiraya veremez, yanına ortak kiracı alamaz. Yazılı rızanın alınabilmesi<text:s/></text:span><text:span text:style-name="T368">için devir bilgisi kiraya verene noter marifetiyle bildirilmelid</text:span><text:span text:style-name="T369">ir. Kiraya veren kararını en geç üç ay içinde noter marifetiyle kiracıya bildirmek zorundadır.<text:s/></text:span></text:p>
      <text:p text:style-name="P370"><text:span text:style-name="T371">2.11<text:s/></text:span><text:span text:style-name="T372">Kiraya verenin devir işlemine noter kanalıyla onay vermesi durumunda;</text:span></text:p>
      <text:p text:style-name="P373"><text:span text:style-name="T374">2.11.1</text:span><text:span text:style-name="T375"><text:s/>Devreden kiracı; devir alan kiracının mecuru tahliye edeceği tarihe kadar,<text:s/></text:span><text:span text:style-name="T376">bu sözleşme kapmasındaki tüm borç<text:s/></text:span><text:soft-page-break/><text:span text:style-name="T377">ve sorumluluklarına devir alan kiracı ile birlikte müteselsil kefil olduğunu kabul ettiğini ve kendi el yazısı ile kefalet sözleşmesi yapacağını peşinen kabul, beyan ve taahhüt etmiştir.</text:span></text:p>
      <text:p text:style-name="P378"><text:span text:style-name="T379">2.11.2</text:span><text:span text:style-name="T380"><text:s/>Devreden kiracı, sonradan mu</text:span><text:span text:style-name="T381">accel olacak kira bedellerinden, kira konusunun sözleşmeye aykırı kullanılmasından doğan zararlardan ve kiraya verenin, kira sözleşmesini herhangi bir sebeple feshetmesi halinde, doğan zararlardan ve tazminatlardan da devir alan kiracı ile birlikte, işbu s</text:span><text:span text:style-name="T382">özleşmede belirlenen kira bedelinin on katı miktara kadar olan kısmına müteselsil kefil ve sorumlu olacağını peşinen kabul, beyan ve taahhüt etmiştir.</text:span></text:p>
      <text:p text:style-name="P383"><text:span text:style-name="T384">2.11.3</text:span><text:span text:style-name="T385"><text:s/>Kira bedeli kiraya veren tarafından devir sırasında yeniden belirlenecek ve devreden kiracıya devr</text:span><text:span text:style-name="T386">ettiği tarih itibarı ile ödediği kiradan varsa kalan kira bedeli iade edilecektir. Devralan kiracının kira bedelini nakit ödemesi ile sözleşme yapılacaktır. Oluşan her türlü zarardan devreden ve devralan kiracı müteselsil sorumlu olacaktır.</text:span></text:p>
      <text:p text:style-name="P387"><text:span text:style-name="T388">2.11.4</text:span><text:span text:style-name="T389"><text:s/>De</text:span><text:span text:style-name="T390">vralan kiracı, kira bedelinin yarısı kadar güvence bedeli ödeyecektir. Devreden ve devralan kiracıların güvence bedelleri, devralan kiracı ile sözleşme yasal olarak sona erdiğinde varsa borçları düşüldükten sonra birlikte iade edilir.</text:span></text:p>
      <text:p text:style-name="P391"><text:span text:style-name="T392">2.12 Kiralananın kull</text:span><text:span text:style-name="T393">anılmaması:<text:s/></text:span><text:span text:style-name="T394">Normal veya mücbir bir sebeple, mecur kullanılmasa veya sınırlı olarak kullanılsa bile kiracı, kira bedelini ve yan giderleri ödemekle yükümlüdür. İşbu sözleşme pandemi koşulları göz önünde bulundurularak düzenlenmiştir.<text:s/></text:span><text:span text:style-name="T395">Kiracı kiralananı kapal</text:span><text:span text:style-name="T396">ı tutamaz. Kullanmamazlık edemez.</text:span></text:p>
      <text:p text:style-name="P397"><text:span text:style-name="T398">2.12 Tahliye ve Kiralayana Teslim:<text:s/></text:span><text:span text:style-name="T399">Kiralananın kiracı tarafından kendi isteğiyle tahliyesi, fesih dönemi ve fesih bildirim sürelerine uyularak ve noter marifeti ile yapılacaktır. Tahliye sonrası mecurun teslimi<text:s/></text:span><text:span text:style-name="T400">taraflarca imzalanan “Anahtar Teslimi Tutanağı” ile yapılacaktır. Mecur çatısız işyeri dahi olsa tutanaksız teslim kabul edilmeyecek, kiracı sorumluluğu devam edecektir.</text:span></text:p>
      <text:p text:style-name="P401"/>
      <text:p text:style-name="P402"><text:span text:style-name="T403">MADDE 3 – KİRA BEDELİ, ÖDENME TARİHİ ve DİĞER ÖDEMELER</text:span></text:p>
      <text:p text:style-name="P404"><text:span text:style-name="T405">3.1. Kira Bedeli ve Ödenme Tar</text:span><text:span text:style-name="T406">ihi:</text:span><text:span text:style-name="T407"><text:s/>İ</text:span><text:span text:style-name="T408">şbu sözleşmede belirlenen kira bedeli, vergiler hariç net bedeldir ve kira başlangıç tarihinde peşin olarak, uzayan her dönemde ise “Artış” maddesi uygulanarak uzayan kira dönemi başlangıç tarihinde peşin olarak, “Ödeme Şekli” maddesine uygun şekilde</text:span><text:span text:style-name="T409"><text:s/>ödenecektir. Kira bedeli hesabında aylık kira bedeli olarak asgari ücret baz alınacak ve her ay için bir asgari ücret bedeli hesabıyla 12 aylık kira bedeli peşin ödenecektir.</text:span></text:p>
      <text:p text:style-name="P410"><text:span text:style-name="T411">3.1.2 Ödeme Şekli:<text:s/></text:span><text:span text:style-name="T412">Her türlü ödeme; kiraya verenin belirleyeceği banka şubesine<text:s/></text:span><text:span text:style-name="T413">kiracı ve kiraya veren veya vekili ile birlikte gidilerek, “kira ödemesidir” açıklaması yapılarak, kiraya verenin banka hesabına yatırılması ile yapılacaktır. Ödemenin kiracı tarafından, sebebin ne olduğuna bakılmaksızın ve kiracının inisiyatifine bağlı ol</text:span><text:span text:style-name="T414">arak; bankadan havale veya EFT, PTT havalesi, isme havale, İcra Dairesine ödeme de dahil ve benzeri şekilde yapılması durumunda; kira bedelinin kiraya verenin nakit olarak eline veya kiraya verenin belirlenen banka hesabına geçtiği tarih, ödemenin yapıldığ</text:span><text:span text:style-name="T415">ı tarih olarak kabul edilecek; yapılan her türlü ödemenin hangi sebeple olursa olsun kiraya verenin hesabına geçişinin gecikmesi, kiracının sorumluluğunda ve temerrüdüne sebep olacaktır. İcra Dairesi ile ilgili işlemlerde dahi, ödeme İcra Dairesi hesabına<text:s/></text:span><text:span text:style-name="T416">değil, yukarıda açıklandığı şekilde, kiracı ve kiraya verenin birlikte banka şubesinde veya sorumluluk kiracıya ait olmak üzere havale ve benzeri yollarla yapılacak, İcra Dairesine banka havale makbuzu ibra edilerek işlem yapılabilecektir. Kiracının bir me</text:span><text:span text:style-name="T417">cburiyet olmamasına rağmen, ödeme kanalı olarak İcra Dairesine kiraya veren adına ödeme yapmayı seçmesi durumunda, İcra Dairesinden kiraya verenin hesabına yapılacak ödemelerin gecikmesi kiracının sorumluluğunda olacak ve temerrüde sebep olarak kabul edile</text:span><text:span text:style-name="T418">cektir.</text:span></text:p>
      <text:p text:style-name="P419"><text:span text:style-name="T420">3.1.3</text:span><text:span text:style-name="T421"><text:s/>İşbu sözleşme veya bağlı ekleri ile ödeme tarihi belirlenen kira bedeli veya yan gider ödemelerindeki gecikme, ihtara gerek olmadan temerrüde ve işbu sözleşmeyle oranı belirlenen temerrüt faizine sebep olacaktır.</text:span></text:p>
      <text:p text:style-name="P422"><text:span text:style-name="T423">3.1.4</text:span><text:span text:style-name="T424"><text:s/>Varsa ay</text:span><text:span text:style-name="T425">lık yapılacak ö</text:span><text:span text:style-name="T426">demeleri, kiracı her ayın en geç 6. günü peşin ödemekle yükümlüdür.</text:span></text:p>
      <text:p text:style-name="P427"><text:span text:style-name="T428">3.1.5</text:span><text:span text:style-name="T429"><text:s/>Ödeme vadesi sözleşme ve eklerinde belirlenen ödemelerin düzenli olarak zamanında yapılmamış olması ve kiraya verenin bu ödemeleri ihtirazı kayıt bildirimi yapmadan alması, kir</text:span><text:span text:style-name="T430">aya verenin sözleşmede belirlenen koşuldan vazgeçtiği, olayın teamül haline geldiği anlamına gelmez. İşbu sözleşmede belirlenen ödemelerin kiracı tarafından bir kısmının peşin ödenmesi, kiraya verenin ödemenin peşin olma koşulundan vazgeçtiği anlamına gelm</text:span><text:span text:style-name="T431">ez. Peşin ödemenin zamanında yapılmayan kısmı için temerrüt oluşur, ödeme gününe kadar temerrüt faizi uygulanır.</text:span></text:p>
      <text:p text:style-name="P432"><text:span text:style-name="T433">3.2. Temerrüt:</text:span><text:span text:style-name="T434"><text:s/>İşbu sözleşme ile belirlenen ödemeler kira başlangıç tarihinde, uzayan dönemler için yapılacak ödemeler ise uzayan dönem kira ba</text:span><text:span text:style-name="T435">şlangıç tarihinde ödenmezse temerrüt oluşur.<text:s/></text:span><text:span text:style-name="T436">Uzayan dönemlerde, zamanında yapılmayan ödemeler, herhangi bir ihtara veya bildirime gerek olmadan, kiraya veren tarafından ihtirazı kayıtla alınmış kabul edilecektir. Ödemenin kabul edilmesi temerrüdü ortadan k</text:span><text:span text:style-name="T437">aldırmaz.<text:s/></text:span><text:span text:style-name="T438">Ödeme için çek veya senet keşide edilmiş ise,</text:span><text:span text:style-name="T439"><text:s/></text:span><text:span text:style-name="T440">bu tip belgeler ihtar yerine sayılacak, ödeme vadesinde yapılmamışsa, temerrüt başlangıç tarihi belgenin keşide tarihi olarak uygulanacaktır.</text:span></text:p>
      <text:p text:style-name="P441"><text:span text:style-name="T442">3.3. Temerrüt Faizi:</text:span><text:span text:style-name="T443"><text:s/>Sözleşme ve eklerine bağlı<text:s/></text:span><text:span text:style-name="T444">olarak, sözleşme süresi içerisinde, tahliye döneminde veya sonrasında, sözleşme sona erse veya herhangi bir sebeple fesih edilse dahi,<text:s/></text:span><text:span text:style-name="T445">kiracının yapacağı<text:s/></text:span><text:span text:style-name="T446">ödemelerde oluşan gecikmelerde;<text:s/></text:span><text:span text:style-name="T447">yüzde dokuz<text:s/></text:span><text:span text:style-name="T448">aylık temerrüt faizi</text:span><text:span text:style-name="T449"><text:s/>uygulanacaktır.<text:s/></text:span></text:p>
      <text:soft-page-break/>
      <text:p text:style-name="P450"><text:span text:style-name="T451">3.3. Giderler-Yan Giderler-İndirim-Tazminat:</text:span><text:span text:style-name="T452"><text:s/>Elektrik, su vb. giderler kiracıya aittir.<text:s/></text:span><text:span text:style-name="T453">Kiracı, yan giderlere katlanmakla ve</text:span><text:span text:style-name="T454"><text:s/>her ayın 6. günü ödemekle yükümlüdür.<text:s/></text:span><text:span text:style-name="T455">Kiracı, kira süresi boyunca ve sonrasında, sözleşmede belirlenen kira be</text:span><text:span text:style-name="T456">delinde, mücbir sebepler dahil, herhangi bir sebeple indirim yapılmasını veya herhangi bir koşulda tazminat isteyemez.</text:span><text:span text:style-name="T457"><text:s/></text:span><text:span text:style-name="T458">303-314</text:span></text:p>
      <text:p text:style-name="P459"><text:span text:style-name="T460">3.4 Vergiler:<text:s/></text:span><text:span text:style-name="T461">Kiralanan ile ilgili varsa; zorunlu sigorta, kira stopaj vergisi, çtv, her türlü vergi, yan giderler ve benzeri yük</text:span><text:span text:style-name="T462">ümlülüklere kiracı katlanır.<text:s/></text:span><text:span text:style-name="T463">Kiracı, kanuni süresinde vergi, harç vb. mükellefiyetlerini yerine getirmediği takdirde kiraya veren adına tahakkuk edebilecek olan ceza, faiz, tazminat ve gecikme zamlarından, mecuru tahliye ettikten sonra dahi sorumlu<text:s/></text:span><text:span text:style-name="T464">olacağını kabul eder.<text:s/></text:span><text:span text:style-name="T465">Sadece</text:span><text:span text:style-name="T466"><text:s/>kiralanana ait kültür, arsa ve bina vergileri kiraya veren tarafından ödenir.<text:s/></text:span><text:span text:style-name="T467">302</text:span></text:p>
      <text:p text:style-name="P468"><text:span text:style-name="T469">3.5</text:span><text:span text:style-name="T470"><text:s/>Kiracı hiçbir koşulda kiraya verenden tazminat talep edemez.<text:s/></text:span><text:span text:style-name="T471">331</text:span></text:p>
      <text:p text:style-name="P472"><text:span text:style-name="T473">3.6<text:s/></text:span><text:span text:style-name="T474">Kiracı, sözleşmenin sona ermesi halinde, s</text:span><text:span text:style-name="T475">özleşmeye aykırı kullanmadan d</text:span><text:span text:style-name="T476">oğacak zararları giderecektir.<text:s/></text:span><text:span text:style-name="T477">334</text:span></text:p>
      <text:p text:style-name="P478"><text:span text:style-name="T479">3.7 Güvence bedeli:<text:s/></text:span><text:span text:style-name="T480">Kiracı üç aylık kira bedeli güvence bedeli verecektir.<text:s/></text:span><text:span text:style-name="T481">Bu kural uzayan kira dönemlerinde, sözleşmed</text:span><text:span text:style-name="T482">e belirlenen güvence bedeline “artış” maddesi uygulanması ile oluşacak güvence bedeli farkı, uzayan dönem kira başlangıç tarihini izleyen bir aylık süre içerisinde ek güvence bedeli olarak kanunun öngördüğü şekilde ödenecektir.<text:s/></text:span></text:p>
      <text:p text:style-name="P483"><text:span text:style-name="T484">3.8.</text:span><text:span text:style-name="T485"><text:s/>Kiracı aidat, elektrik, su, doğalgaz, çevre temiz</text:span><text:span text:style-name="T486">lik vergisi gibi kullanımdan kaynaklanan sair giderleri ödemeyi kabul ve taahhüt eder. Kiracı varsa, elektrik, su, doğalgaz, telefon aboneliklerini derhal devralmakla yükümlüdür. Sözleşme süresi içerisinde tahakkuk edecek, elektrik, su, doğalgaz, aidat vs.</text:span><text:span text:style-name="T487"><text:s/>tüm giderlerden kiracı sorumlu olacaktır.</text:span></text:p>
      <text:p text:style-name="P488"><text:span text:style-name="T489">3.9.</text:span><text:span text:style-name="T490"><text:s/>Kiracı, kiralanan yerin kira süresince kullanımı ve kira süresinin bitiminde boşaltılması sırasında üçüncü şahıslara vereceği zararlar da dahil olmak üzere her türlü zarar ve ziyandan münhasıran sorumludur. D</text:span><text:span text:style-name="T491">oğmuş ve/veya doğacak herhangi bir zarar ve ziyan kiracının onay ya da izni aranmaksızın kiraya veren tarafından karşılanarak varsa güvence bedelinden mahsup edilebilir. Ancak verilen güvence bedelinin zarar, ziyanı karşılamaması durumunda, kiracı güvence<text:s/></text:span><text:span text:style-name="T492">bedelini aşan zarar ve ziyanı ayrıca tazmin etmeyi ve “ceza” ödemeyi peşinen kabul, beyan ve taahhüt eder.</text:span></text:p>
      <text:p text:style-name="P493"><text:span text:style-name="T494">3.10.</text:span><text:span text:style-name="T495"><text:s/>Kiracı mecurun yönetim planını, güvenlik tedbirlerini, işletme projesini, kira başlangıcında okumuştur, bilgisi dahilindedir, mevcut kurallara<text:s/></text:span><text:span text:style-name="T496">ve sonradan eklenen kurallara istisnasız uyacak, bu hususlardan doğacak yükümlülüklerini yerine getirecek ve kiraya vereni,<text:s/></text:span><text:span text:style-name="T497">kiralanan ile ilgili gelişmelerden zamanında haberdar edecektir. Aksi halde gelecek zararlardan kendisi sorumlu olacaktır. Kiracı ki</text:span><text:span text:style-name="T498">ralanan bağımsız bölümün bulunduğu yapıdaki ortak alanlara kiraya verenin yazılı onayı olmaksızın müdahalede bulunamaz, kullanamaz.</text:span></text:p>
      <text:p text:style-name="P499"><text:span text:style-name="T500">3.11. Artış:</text:span><text:span text:style-name="T501"><text:s/></text:span><text:span text:style-name="T502">İşbu sözleşme bir yıllıktır. Taraflar arasında yeni bir dönem için anlaşma sağlanırsa artış,<text:s/></text:span><text:span text:style-name="T503">TUIK ’in açıkladığı, on iki aylık ortalamalara göre TUFE değişim oranının altında olmayacaktır. Her beş yıllık süre sonunda piyasa şartlarına göre kira artışı T</text:span><text:span text:style-name="T504">UFE ‘den bağımsız yeniden belirlenecektir.<text:s/></text:span></text:p>
      <text:p text:style-name="P505"/>
      <text:p text:style-name="P506"><text:span text:style-name="T507">MADDE 4 - DİĞER</text:span></text:p>
      <text:p text:style-name="P508"><text:span text:style-name="T509">4.1. Mücbir Sebep:<text:s/></text:span><text:span text:style-name="T510">Doğal afet veya ülkenin dahil olduğu savaşın mücbir<text:s/></text:span><text:span text:style-name="T511">sebep kabul edilebilmesi ancak ilgili Bakanlık tarafından bu hususun mücbir sebep olarak ilan edilmesi halinde, belirlediği süre boyunca mümkündür. Taşınmazda meydana gelebilecek yangın, su basması, tahribat vb. hallerden doğan zarar ve ziyan kiracı tarafı</text:span><text:span text:style-name="T512">ndan tazmin edilecektir.</text:span></text:p>
      <text:p text:style-name="P513"><text:span text:style-name="T514">4.2. Şahit:</text:span><text:span text:style-name="T515"><text:s/>Şahit, sözleşmeyi imzalayan kişinin sözleşmede adı geçen kişi olduğuna ve işbu sözleşmeyi yanında imzaladığına şahitlik ettiğini kabul ve beyan etmiştir. Kiracı tüzel bir kişilik ise firma imza yetkilisi şahsen şahittir</text:span><text:span text:style-name="T516"><text:s/>ve bu sözleşmeye attığı imza ile, sözleşme şartlarına uyulmaması ve/veya bu sözleşmeyle bağlantılı tahliye taahhütnamesi vb. belgeler ile ortaya çıkabilecek her türlü maddi ve manevi zararların karşılanması hususunda, tüzel kişilik olan kiracı ile birlikt</text:span><text:span text:style-name="T517">e şahsi olarak, işbu sözleşme kapsamında ve varsa uzayan dönemlerde de tahakkuk edebilecek her türlü ödemeden de şahsen müteselsil sorumlu olacağını kabul, taahhüt ve beyan etmiştir.<text:s/></text:span></text:p>
      <text:p text:style-name="P518"><text:span text:style-name="T519">4</text:span><text:span text:style-name="T520">.</text:span><text:span text:style-name="T521">3</text:span><text:span text:style-name="T522">.</text:span><text:span text:style-name="T523"><text:s/></text:span><text:span text:style-name="T524">Taahhüt:</text:span><text:span text:style-name="T525"><text:s/></text:span><text:span text:style-name="T526">Halen tahtı icarımda bulunan<text:s/></text:span><text:span text:style-name="T527">mecuru; işbu sözleşmenin “Kira Bitiş Tarihi</text:span><text:span text:style-name="T528">nde</text:span><text:span text:style-name="T529">”</text:span><text:span text:style-name="T530">,</text:span><text:span text:style-name="T531"><text:s/>sözleşme</text:span><text:span text:style-name="T532"><text:s/>şartlarına bağlı kalarak, hiçbir kanuni merasime, ihtar ve protesto keşidesine, cevap itasına, tebliğ ve tebellüğe, hiçbir hüküm istihsaline ve mahkemeden ilam almaya hacet kalmaksızın kayıtsız ve şartsız<text:s/></text:span><text:span text:style-name="T533">olarak boşaltmayı, tahliye etmeyi kesin olarak hür irademle beyan, kabul ve taahhüt ediyorum. Gününde tahliye edemediğim veya etmediğim veya işbu taahhütnameye veya imzama haksız olarak itiraz ettiğim takdirde, geçen her gün için,<text:s/></text:span><text:span text:style-name="T534">brüt<text:s/></text:span><text:span text:style-name="T535">asgari ücretin<text:s/></text:span><text:span text:style-name="T536">yüzde<text:s/></text:span><text:span text:style-name="T537">onu</text:span><text:span text:style-name="T538"><text:s/>oranında günlük ceza bedeli ödemeyi; işbu sözleşmede belirlenen “Kira Bitiş Tarihinin” ceza</text:span><text:span text:style-name="T539"><text:s/>başlangıç tarihi olarak kabul edileceğini; kiraya veren veya yetkili kanuni vekili tarafından aleyhime yapılacak, her türlü icra takibat ve mahkeme masrafları, avukatlık ücretleri, noter giderleri ve benzeri tüm ücretlerinde tamamen şahsım tarafından karş</text:span><text:span text:style-name="T540">ılanacağını şimdiden kabul, beyan ve taahhüt ediyorum.<text:s/></text:span></text:p>
      <text:p text:style-name="P541"><text:span text:style-name="T542"><text:s/></text:span></text:p>
      <text:p text:style-name="P543"><text:span text:style-name="T544"><text:s/></text:span><text:span text:style-name="T545"><text:tab/></text:span><text:span text:style-name="T546">İşbu akitteki bilgilerin doğruluğunu ve sözleşmenin tüm şartlarına uyacağımı,<text:s/></text:span><text:span text:style-name="T547">uyuşmazlıkların çözümü için Tokat Adliyesi Mahkeme ve İcra Dairelerinin salahiyetini</text:span><text:span text:style-name="T548"><text:s/></text:span><text:span text:style-name="T549">peşinen kabul ettiğimi, işbu sözleşmeyi okuduktan sonra hür irademle imzaladığımı, beyan, kabul ve taahhüt ederim.</text:span></text:p>
      <text:p text:style-name="P550"/>
      <text:p text:style-name="P551"/>
      <text:p text:style-name="P552"/>
      <text:p text:style-name="P553"><text:span text:style-name="T554">EK SÖZLEŞME</text:span><text:span text:style-name="T555"><text:s/>- TAAHH</text:span><text:span text:style-name="T556">Ü</text:span><text:span text:style-name="T557">TNAME</text:span></text:p>
      <text:p text:style-name="P558"/>
      <text:p text:style-name="P559">TAAHHÜDÜN</text:p>
      <text:p text:style-name="P560">Düzenleme Tarihi<text:tab/><text:s text:c="2"/><text:tab/>:</text:p>
      <text:p text:style-name="P561">Konusu<text:tab/><text:tab/><text:tab/><text:tab/>: Bu taahhütname belirlenen tarihte kiracının mecuru tahliyesi hususundadır.</text:p>
      <text:p text:style-name="P562"/>
      <text:p text:style-name="P563">MECURUN</text:p>
      <text:p text:style-name="P564">Taahhüt edilen tahliye tarihi<text:tab/>:</text:p>
      <text:p text:style-name="P565">Adresi<text:tab/><text:tab/><text:tab/><text:tab/>:</text:p>
      <text:p text:style-name="P566"/>
      <text:p text:style-name="P567"/>
      <text:p text:style-name="P568"><text:span text:style-name="T569">KİRA SÖZLEŞMESİ</text:span><text:span text:style-name="T570"><text:s/></text:span></text:p>
      <text:p text:style-name="P571">Tarihi<text:s/><text:tab/><text:tab/><text:tab/><text:tab/>:</text:p>
      <text:p text:style-name="P572"><text:span text:style-name="T573">No</text:span><text:span text:style-name="T574"><text:tab/></text:span><text:span text:style-name="T575"><text:tab/></text:span><text:span text:style-name="T576"><text:tab/></text:span><text:span text:style-name="T577"><text:tab/>:</text:span></text:p>
      <text:p text:style-name="P578">Kira başlangıç tarihi<text:tab/><text:tab/>:<text:tab/></text:p>
      <text:p text:style-name="P579"/>
      <text:p text:style-name="P580"/>
      <text:p text:style-name="P581"/>
      <text:p text:style-name="P582"/>
      <text:p text:style-name="P583"><text:span text:style-name="T584"><text:tab/>İşbu taahhütname ile halen tahtı icarımda bulunan mecuru; belirlediğimiz tarihte, aramızda imzaladığımız kira<text:s/></text:span><text:span text:style-name="T585">sözleşmesinin şartlarına bağlı kalarak, hiçbir kanuni merasime, ihtar ve protesto keşidesine, cevap itasına, tebliğ ve tebellüğe, hiçbir hüküm istihsaline ve mahkemeden ilam almaya hacet kalmaksızın kayıtsız ve şartsız olarak boşaltmayı, tahliye etmeyi kes</text:span><text:span text:style-name="T586">in olarak hür irademle beyan, kabul ve taahhüt ediyorum.</text:span></text:p>
      <text:p text:style-name="P587"/>
      <text:p text:style-name="P588"><text:span text:style-name="T589"><text:tab/>Gününde tahliye edemediğim veya etmediğim veya işbu taahhütnameye veya imzama haksız olarak itiraz ettiğim takdirde, geçen her gün için,<text:s/></text:span><text:span text:style-name="T590">sözleşme ile belirlediğimiz<text:s/></text:span><text:span text:style-name="T591">yıllık kira bedelinin yüzde üçü<text:s/></text:span><text:span text:style-name="T592">(%3) oranında günlük ceza bedeli ödemeyi; işbu sözleşmede belirlenen “Tahliye Tarihinin” ceza başlangıç tarihi olarak kabul edileceğini; kiraya veren veya yetkili kanuni vekili tarafından aleyhime yapılacak, her türlü icra takibat ve mahkeme masrafları, av</text:span><text:span text:style-name="T593">ukatlık ücretleri, noter giderleri ve benzeri tüm ücretlerinde tamamen şahsım tarafından karşılanacağını şimdiden kabul, beyan ve taahhüt ediyorum.<text:s/></text:span></text:p>
      <text:p text:style-name="P594"/>
      <text:p text:style-name="P595"><text:span text:style-name="T596">İşbu taahhütnameyi hür irademle okudum ve imzalıyorum.</text:span></text:p>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 b</dc:creator>
    <meta:creation-date>2023-11-23T07:40:00Z</meta:creation-date>
    <dc:date>2025-03-10T20:34:00Z</dc:date>
    <meta:print-date>2024-04-15T16:39:00Z</meta:print-date>
    <meta:template xlink:href="Normal" xlink:type="simple"/>
    <meta:editing-cycles>53</meta:editing-cycles>
    <meta:editing-duration>PT117660S</meta:editing-duration>
    <meta:document-statistic meta:page-count="6" meta:paragraph-count="52" meta:word-count="3951" meta:character-count="26424" meta:row-count="187" meta:non-whitespace-character-count="22525"/>
  </office:meta>
</office:document-meta>
</file>